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823cm"/>
    </style:style>
    <style:style style:name="co4" style:family="table-column">
      <style:table-column-properties fo:break-before="auto" style:column-width="3.311cm"/>
    </style:style>
    <style:style style:name="co5" style:family="table-column">
      <style:table-column-properties fo:break-before="auto" style:column-width="10.216cm"/>
    </style:style>
    <style:style style:name="co6" style:family="table-column">
      <style:table-column-properties fo:break-before="auto" style:column-width="1.002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4.313cm"/>
    </style:style>
    <style:style style:name="co10" style:family="table-column">
      <style:table-column-properties fo:break-before="auto" style:column-width="1.951cm"/>
    </style:style>
    <style:style style:name="co11" style:family="table-column">
      <style:table-column-properties fo:break-before="auto" style:column-width="3.157cm"/>
    </style:style>
    <style:style style:name="ro1" style:family="table-row">
      <style:table-row-properties style:row-height="1.667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609cm" fo:break-before="page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Chronologie_20_du_20_projet">
      <style:table-properties table:display="true" style:writing-mode="lr-tb"/>
    </style:style>
    <style:style style:name="ta2" style:family="table" style:master-page-name="PageStyle_5f_calculs">
      <style:table-properties table:display="fals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order-bottom="0.141cm solid #fe713b" fo:background-color="#37464d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" style:family="table-cell" style:parent-style-name="Excel_20_Built-in_20_Normal">
      <style:table-cell-properties fo:border-bottom="0.141cm solid #fe713b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37464d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0.141cm solid #fe713b" fo:background-color="#37464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ce6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Excel_20_Built-in_20_Normal">
      <style:table-cell-properties fo:border-bottom="0.141cm solid #fe713b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8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7b94a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1.199cm" style:writing-mode="page"/>
      <style:text-properties fo:color="#37464d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Normal" style:data-style-name="N30">
      <style:table-cell-properties style:cell-protect="protected" style:print-content="true" style:diagonal-bl-tr="none" style:diagonal-tl-br="none" style:text-align-source="fix" style:repeat-content="false" fo:wrap-option="no-wrap" fo:border="0.088cm solid #dcd2d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7b94a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2" style:family="table-cell" style:parent-style-name="Excel_20_Built-in_20_Normal" style:data-style-name="N3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3" style:family="table-cell" style:parent-style-name="Excel_20_Built-in_20_Normal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37464d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141cm solid #fe713b" fo:background-color="#37464d" style:cell-protect="protected" style:print-content="true" style:diagonal-bl-tr="none" style:diagonal-tl-br="none" style:text-align-source="value-type" style:repeat-content="false" fo:wrap-option="no-wrap" fo:border-left="none" style:direction="ltr" fo:border-right="0.141cm solid #37464d" style:rotation-angle="0" style:rotation-align="none" style:shrink-to-fit="false" fo:border-top="none" style:vertical-align="bottom"/>
      <style:paragraph-properties fo:margin-left="0cm" style:writing-mode="page"/>
    </style:style>
    <style:style style:name="ce15" style:family="table-cell" style:parent-style-name="Excel_20_Built-in_20_Normal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7" style:family="table-cell" style:parent-style-name="Excel_20_Built-in_20_Normal" style:data-style-name="N106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37464d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20_Built-in_20_Normal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9" style:family="table-cell" style:parent-style-name="Excel_20_Built-in_20_Normal" style:data-style-name="N107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hronologie du projet" table:style-name="ta1" table:print="false">
        <office:forms form:automatic-focus="false" form:apply-design-mode="false"/>
        <table:table-column table:style-name="co1" table:default-cell-style-name="ce2"/>
        <table:table-column table:style-name="co2" table:visibility="collapse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/>
          <table:table-cell table:style-name="ce3"/>
          <table:table-cell table:style-name="ce5" office:value-type="string">
            <text:p>CHRONOLOGIE DU PROJET</text:p>
          </table:table-cell>
          <table:table-cell table:style-name="ce1" table:number-columns-repeated="3"/>
          <table:table-cell table:style-name="ce14"/>
          <table:table-cell table:style-name="ce15" table:number-columns-repeated="1017"/>
        </table:table-row>
        <table:table-row table:style-name="ro2">
          <table:table-cell table:number-columns-repeated="2"/>
          <table:table-cell table:style-name="ce6">
            <draw:frame table:end-cell-address="'Chronologie du projet'.G17" table:end-x="0.433cm" table:end-y="0.321cm" draw:z-index="0" draw:name="GraphiqueChronologie" draw:style-name="gr1" draw:text-style-name="P1" svg:width="25.694cm" svg:height="9.01cm" svg:x="0.304cm" svg:y="0.405cm">
              <draw:object draw:notify-on-update-of-ranges="calculs.E31:calculs.AH31 calculs.B32:calculs.B32 calculs.E32:calculs.AH32 calculs.D44:calculs.D44 calculs.E44:calculs.AH44 calculs.B33:calculs.B33 calculs.E33:calculs.AH33 calculs.D45:calculs.D45 calculs.E45:calculs.AH45 calculs.B34:calculs.B34 calculs.E34:calculs.AH34 calculs.D46:calculs.D46 calculs.E46:calculs.AH46 calculs.B35:calculs.B35 calculs.E35:calculs.AH35 calculs.D47:calculs.D47 calculs.E47:calculs.AH47 calculs.B36:calculs.B36 calculs.E36:calculs.AH36 calculs.D48:calculs.D48 calculs.E48:calculs.AH48 calculs.B37:calculs.B37 calculs.E37:calculs.AH37 calculs.D49:calculs.D49 calculs.E49:calculs.AH49 calculs.B38:calculs.B38 calculs.E38:calculs.AH38 calculs.D50:calculs.D50 calculs.E50:calculs.AH50 calculs.B39:calculs.B39 calculs.E39:calculs.AH39 calculs.D51:calculs.D51 calculs.E51:calculs.AH51 calculs.B40:calculs.B40 calculs.E40:calculs.AH40 calculs.D52:calculs.D52 calculs.E52:calculs.AH52 calculs.E56:calculs.AH56 calculs.D58:calculs.D58 calculs.E58:calculs.AH58 calculs.D61:calculs.D61 calculs.E61:calculs.AH61 calculs.D66:calculs.D66 calculs.E66:calculs.AH66 calculs.D65:calculs.D65 calculs.E65:calculs.AH65 calculs.E71:calculs.AH71 calculs.E69:calculs.AH69 calculs.D59:calculs.D59 calculs.E59:calculs.AH59 calculs.D62:calculs.D62 calculs.E62:calculs.AH6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2"/>
          <table:table-cell table:style-name="ce7" table:number-columns-repeated="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>
            <text:p>ENTRER LA DATE DE DÉBUT :</text:p>
          </table:table-cell>
          <table:table-cell table:style-name="ce10" office:value-type="date" office:date-value="2014-12-02">
            <text:p>02/12/201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4" office:value-type="string">
            <text:p>ID</text:p>
          </table:table-cell>
          <table:table-cell table:style-name="ce9" office:value-type="string">
            <text:p>ACTIVITÉ</text:p>
          </table:table-cell>
          <table:table-cell table:style-name="ce9" office:value-type="string">
            <text:p>DÉBUT</text:p>
          </table:table-cell>
          <table:table-cell table:style-name="ce9" office:value-type="string">
            <text:p>FIN</text:p>
          </table:table-cell>
          <table:table-cell table:style-name="ce9" office:value-type="string">
            <text:p>REMARQU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Maquette de la page Gestion.html</text:p>
          </table:table-cell>
          <table:table-cell table:style-name="ce11" office:value-type="date" office:date-value="2014-12-10">
            <text:p>10/12/14</text:p>
          </table:table-cell>
          <table:table-cell table:style-name="ce12" office:value-type="date" office:date-value="2014-12-15">
            <text:p>15/12/1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Création des différentes fonctionnalités Gestion.html</text:p>
          </table:table-cell>
          <table:table-cell table:style-name="ce11" office:value-type="date" office:date-value="2014-12-15">
            <text:p>15/12/14</text:p>
          </table:table-cell>
          <table:table-cell table:style-name="ce13" office:value-type="date" office:date-value="2014-12-15">
            <text:p>15/12/14</text:p>
          </table:table-cell>
          <table:table-cell office:value-type="string">
            <text:p>Aband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Création de la page rendu.html</text:p>
          </table:table-cell>
          <table:table-cell table:style-name="ce11" office:value-type="date" office:date-value="2014-12-29">
            <text:p>29/12/14</text:p>
          </table:table-cell>
          <table:table-cell table:style-name="ce13" office:value-type="date" office:date-value="2014-12-30">
            <text:p>30/12/1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Création du Css de la page rendu.html</text:p>
          </table:table-cell>
          <table:table-cell table:style-name="ce11" office:value-type="date" office:date-value="2014-12-31">
            <text:p>31/12/14</text:p>
          </table:table-cell>
          <table:table-cell table:style-name="ce11" office:value-type="date" office:date-value="2015-12-01">
            <text:p>01/12/1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calculs" table:style-name="ta2" table:print="false">
        <table:table-column table:style-name="co7" table:number-columns-repeated="2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30" table:default-cell-style-name="ce16"/>
        <table:table-column table:style-name="co11" table:default-cell-style-name="ce16"/>
        <table:table-column table:style-name="co7" table:number-columns-repeated="989" table:default-cell-style-name="ce16"/>
        <table:table-row table:style-name="ro5">
          <table:table-cell office:value-type="string">
            <text:p>*** Cette feuille doit rester masquée ***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Aujourd’hui :</text:p>
          </table:table-cell>
          <table:table-cell table:style-name="ce18" table:formula="of:=TODAY()" office:value-type="date" office:date-value="2015-01-11">
            <text:p>11/01/2015</text:p>
          </table:table-cell>
          <table:table-cell table:style-name="ce18"/>
          <table:table-cell table:number-columns-repeated="1019"/>
        </table:table-row>
        <table:table-row table:style-name="ro5">
          <table:table-cell table:number-columns-repeated="3"/>
          <table:table-cell office:value-type="float" office:value="5">
            <text:p>5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formula="of:=NA()" office:value-type="float" office:value="0">
            <text:p>#N/D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formula="of:=NA()" office:value-type="float" office:value="0">
            <text:p>#N/D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formula="of:=NA()" office:value-type="float" office:value="0">
            <text:p>#N/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7" office:value-type="string">
            <text:p>Fenêtre Activités :</text:p>
          </table:table-cell>
          <table:table-cell table:formula="of:=SUMPRODUCT( ((activités[début]&gt;=FenêtreDateDébut)+(activités[fin]&gt;=FenêtreDateDébut)&gt;0)*(activités[début]&lt;=(FenêtreDateDébut+FenêtreJours-1)) )" office:value-type="string" office:string-value="Err :508">
            <text:p>Err :508</text:p>
          </table:table-cell>
          <table:table-cell table:formula="of:=NA()" office:value-type="float" office:value="0">
            <text:p>#N/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float" office:value="9">
            <text:p>9</text:p>
          </table:table-cell>
          <table:table-cell table:formula="of:=NA()" office:value-type="float" office:value="0">
            <text:p>#N/D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formula="of:=[.D10]-MIN([.D10];[.D9])" office:value-type="float" office:value="0">
            <text:p>0</text:p>
          </table:table-cell>
          <table:table-cell table:formula="of:=NA()" office:value-type="float" office:value="0">
            <text:p>#N/D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formula="of:=NA()" office:value-type="float" office:value="0">
            <text:p>#N/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7"/>
          <table:table-cell/>
          <table:table-cell table:formula="of:=NA()" office:value-type="float" office:value="0">
            <text:p>#N/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7"/>
          <table:table-cell/>
          <table:table-cell table:formula="of:=NA()" office:value-type="float" office:value="0">
            <text:p>#N/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7"/>
          <table:table-cell/>
          <table:table-cell table:formula="of:=INDEX(activités[id];MATCH(1; ((activités[début]&gt;=FenêtreDateDébut)+(activités[fin]&gt;=FenêtreDateDébut)&gt;0)*(activités[début]&lt;=(FenêtreDateDébut+FenêtreJours-1)); 0))" office:value-type="string" office:string-value="Err :508">
            <text:p>Err :508</text:p>
          </table:table-cell>
          <table:table-cell table:formula="of:=OFFSET([.E15];-[.$D$11];)" office:value-type="float" office:value="0">
            <text:p>Err :508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7"/>
          <table:table-cell/>
          <table:table-cell table:formula="of:=INDEX(activités[id];MATCH(1; (activités[id]&gt;[.E15])*((activités[début]&gt;=FenêtreDateDébut)+(activités[fin]&gt;=FenêtreDateDébut)&gt;0)*(activités[début]&lt;=(FenêtreDateDébut+FenêtreJours-1)); 0))" office:value-type="string" office:string-value="Err :508">
            <text:p>Err :508</text:p>
          </table:table-cell>
          <table:table-cell table:formula="of:=OFFSET([.E16];-[.$D$11];)" office:value-type="float" office:value="0">
            <text:p>Err :508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7"/>
          <table:table-cell/>
          <table:table-cell table:formula="of:=INDEX(activités[id];MATCH(1; (activités[id]&gt;[.E16])*((activités[début]&gt;=FenêtreDateDébut)+(activités[fin]&gt;=FenêtreDateDébut)&gt;0)*(activités[début]&lt;=(FenêtreDateDébut+FenêtreJours-1)); 0))" office:value-type="string" office:string-value="Err :508">
            <text:p>Err :508</text:p>
          </table:table-cell>
          <table:table-cell table:formula="of:=OFFSET([.E17];-[.$D$11];)" office:value-type="float" office:value="0">
            <text:p>Err :508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formula="of:=INDEX(activités[id];MATCH(1; (activités[id]&gt;[.E17])*((activités[début]&gt;=FenêtreDateDébut)+(activités[fin]&gt;=FenêtreDateDébut)&gt;0)*(activités[début]&lt;=(FenêtreDateDébut+FenêtreJours-1)); 0))" office:value-type="string" office:string-value="Err :508">
            <text:p>Err :508</text:p>
          </table:table-cell>
          <table:table-cell table:formula="of:=OFFSET([.E18];-[.$D$11];)" office:value-type="float" office:value="0">
            <text:p>Err :508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formula="of:=INDEX(activités[id];MATCH(1; (activités[id]&gt;[.E18])*((activités[début]&gt;=FenêtreDateDébut)+(activités[fin]&gt;=FenêtreDateDébut)&gt;0)*(activités[début]&lt;=(FenêtreDateDébut+FenêtreJours-1)); 0))" office:value-type="string" office:string-value="Err :508">
            <text:p>Err :508</text:p>
          </table:table-cell>
          <table:table-cell table:formula="of:=OFFSET([.E19];-[.$D$11];)" office:value-type="float" office:value="0">
            <text:p>Err :508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formula="of:=INDEX(activités[id];MATCH(1; (activités[id]&gt;[.E19])*((activités[début]&gt;=FenêtreDateDébut)+(activités[fin]&gt;=FenêtreDateDébut)&gt;0)*(activités[début]&lt;=(FenêtreDateDébut+FenêtreJours-1)); 0))" office:value-type="string" office:string-value="Err :508">
            <text:p>Err :508</text:p>
          </table:table-cell>
          <table:table-cell table:formula="of:=OFFSET([.E20];-[.$D$11];)" office:value-type="float" office:value="0">
            <text:p>Err :508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formula="of:=INDEX(activités[id];MATCH(1; (activités[id]&gt;[.E20])*((activités[début]&gt;=FenêtreDateDébut)+(activités[fin]&gt;=FenêtreDateDébut)&gt;0)*(activités[début]&lt;=(FenêtreDateDébut+FenêtreJours-1)); 0))" office:value-type="string" office:string-value="Err :508">
            <text:p>Err :508</text:p>
          </table:table-cell>
          <table:table-cell table:formula="of:=OFFSET([.E21];-[.$D$11];)" office:value-type="float" office:value="0">
            <text:p>Err :508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formula="of:=INDEX(activités[id];MATCH(1; (activités[id]&gt;[.E21])*((activités[début]&gt;=FenêtreDateDébut)+(activités[fin]&gt;=FenêtreDateDébut)&gt;0)*(activités[début]&lt;=(FenêtreDateDébut+FenêtreJours-1)); 0))" office:value-type="string" office:string-value="Err :508">
            <text:p>Err :508</text:p>
          </table:table-cell>
          <table:table-cell table:formula="of:=OFFSET([.E22];-[.$D$11];)" office:value-type="float" office:value="0">
            <text:p>Err :508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formula="of:=INDEX(activités[id];MATCH(1; (activités[id]&gt;[.E22])*((activités[début]&gt;=FenêtreDateDébut)+(activités[fin]&gt;=FenêtreDateDébut)&gt;0)*(activités[début]&lt;=(FenêtreDateDébut+FenêtreJours-1)); 0))" office:value-type="string" office:string-value="Err :508">
            <text:p>Err :508</text:p>
          </table:table-cell>
          <table:table-cell table:formula="of:=OFFSET([.E23];-[.$D$11];)" office:value-type="float" office:value="0">
            <text:p>Err :50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Calcul fenêtre de début</text:p>
          </table:table-cell>
          <table:table-cell table:style-name="ce18" table:formula="of:=DateDébut+FenêtreDécalage" office:value-type="date" office:date-value="2014-12-02">
            <text:p>02/12/2014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Décalage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Début</text:p>
          </table:table-cell>
          <table:table-cell table:style-name="ce17" table:formula="of:=[$'Chronologie du projet'.D20]" office:value-type="date" office:date-value="2014-12-02">
            <text:p>02-déc.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Fenêtre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Position</text:p>
          </table:table-cell>
          <table:table-cell office:value-type="string">
            <text:p>Série</text:p>
          </table:table-cell>
          <table:table-cell office:value-type="string">
            <text:p>ID d’activité</text:p>
          </table:table-cell>
          <table:table-cell office:value-type="string">
            <text:p>Activité</text:p>
          </table:table-cell>
          <table:table-cell table:style-name="ce18" table:formula="of:=FenêtreDateDébut" office:value-type="date" office:date-value="2014-12-02">
            <text:p>02/12/2014</text:p>
          </table:table-cell>
          <table:table-cell table:style-name="ce18" table:formula="of:=[.E31]+1" office:value-type="date" office:date-value="2014-12-03">
            <text:p>03/12/2014</text:p>
          </table:table-cell>
          <table:table-cell table:style-name="ce18" table:formula="of:=[.F31]+1" office:value-type="date" office:date-value="2014-12-04">
            <text:p>04/12/2014</text:p>
          </table:table-cell>
          <table:table-cell table:style-name="ce18" table:formula="of:=[.G31]+1" office:value-type="date" office:date-value="2014-12-05">
            <text:p>05/12/2014</text:p>
          </table:table-cell>
          <table:table-cell table:style-name="ce18" table:formula="of:=[.H31]+1" office:value-type="date" office:date-value="2014-12-06">
            <text:p>06/12/2014</text:p>
          </table:table-cell>
          <table:table-cell table:style-name="ce18" table:formula="of:=[.I31]+1" office:value-type="date" office:date-value="2014-12-07">
            <text:p>07/12/2014</text:p>
          </table:table-cell>
          <table:table-cell table:style-name="ce18" table:formula="of:=[.J31]+1" office:value-type="date" office:date-value="2014-12-08">
            <text:p>08/12/2014</text:p>
          </table:table-cell>
          <table:table-cell table:style-name="ce18" table:formula="of:=[.K31]+1" office:value-type="date" office:date-value="2014-12-09">
            <text:p>09/12/2014</text:p>
          </table:table-cell>
          <table:table-cell table:style-name="ce18" table:formula="of:=[.L31]+1" office:value-type="date" office:date-value="2014-12-10">
            <text:p>10/12/2014</text:p>
          </table:table-cell>
          <table:table-cell table:style-name="ce18" table:formula="of:=[.M31]+1" office:value-type="date" office:date-value="2014-12-11">
            <text:p>11/12/2014</text:p>
          </table:table-cell>
          <table:table-cell table:style-name="ce18" table:formula="of:=[.N31]+1" office:value-type="date" office:date-value="2014-12-12">
            <text:p>12/12/2014</text:p>
          </table:table-cell>
          <table:table-cell table:style-name="ce18" table:formula="of:=[.O31]+1" office:value-type="date" office:date-value="2014-12-13">
            <text:p>13/12/2014</text:p>
          </table:table-cell>
          <table:table-cell table:style-name="ce18" table:formula="of:=[.P31]+1" office:value-type="date" office:date-value="2014-12-14">
            <text:p>14/12/2014</text:p>
          </table:table-cell>
          <table:table-cell table:style-name="ce18" table:formula="of:=[.Q31]+1" office:value-type="date" office:date-value="2014-12-15">
            <text:p>15/12/2014</text:p>
          </table:table-cell>
          <table:table-cell table:style-name="ce18" table:formula="of:=[.R31]+1" office:value-type="date" office:date-value="2014-12-16">
            <text:p>16/12/2014</text:p>
          </table:table-cell>
          <table:table-cell table:style-name="ce18" table:formula="of:=[.S31]+1" office:value-type="date" office:date-value="2014-12-17">
            <text:p>17/12/2014</text:p>
          </table:table-cell>
          <table:table-cell table:style-name="ce18" table:formula="of:=[.T31]+1" office:value-type="date" office:date-value="2014-12-18">
            <text:p>18/12/2014</text:p>
          </table:table-cell>
          <table:table-cell table:style-name="ce18" table:formula="of:=[.U31]+1" office:value-type="date" office:date-value="2014-12-19">
            <text:p>19/12/2014</text:p>
          </table:table-cell>
          <table:table-cell table:style-name="ce18" table:formula="of:=[.V31]+1" office:value-type="date" office:date-value="2014-12-20">
            <text:p>20/12/2014</text:p>
          </table:table-cell>
          <table:table-cell table:style-name="ce18" table:formula="of:=[.W31]+1" office:value-type="date" office:date-value="2014-12-21">
            <text:p>21/12/2014</text:p>
          </table:table-cell>
          <table:table-cell table:style-name="ce18" table:formula="of:=[.X31]+1" office:value-type="date" office:date-value="2014-12-22">
            <text:p>22/12/2014</text:p>
          </table:table-cell>
          <table:table-cell table:style-name="ce18" table:formula="of:=[.Y31]+1" office:value-type="date" office:date-value="2014-12-23">
            <text:p>23/12/2014</text:p>
          </table:table-cell>
          <table:table-cell table:style-name="ce18" table:formula="of:=[.Z31]+1" office:value-type="date" office:date-value="2014-12-24">
            <text:p>24/12/2014</text:p>
          </table:table-cell>
          <table:table-cell table:style-name="ce18" table:formula="of:=[.AA31]+1" office:value-type="date" office:date-value="2014-12-25">
            <text:p>25/12/2014</text:p>
          </table:table-cell>
          <table:table-cell table:style-name="ce18" table:formula="of:=[.AB31]+1" office:value-type="date" office:date-value="2014-12-26">
            <text:p>26/12/2014</text:p>
          </table:table-cell>
          <table:table-cell table:style-name="ce18" table:formula="of:=[.AC31]+1" office:value-type="date" office:date-value="2014-12-27">
            <text:p>27/12/2014</text:p>
          </table:table-cell>
          <table:table-cell table:style-name="ce18" table:formula="of:=[.AD31]+1" office:value-type="date" office:date-value="2014-12-28">
            <text:p>28/12/2014</text:p>
          </table:table-cell>
          <table:table-cell table:style-name="ce18" table:formula="of:=[.AE31]+1" office:value-type="date" office:date-value="2014-12-29">
            <text:p>29/12/2014</text:p>
          </table:table-cell>
          <table:table-cell table:style-name="ce18" table:formula="of:=[.AF31]+1" office:value-type="date" office:date-value="2014-12-30">
            <text:p>30/12/2014</text:p>
          </table:table-cell>
          <table:table-cell table:style-name="ce18" table:formula="of:=[.AG31]+1" office:value-type="date" office:date-value="2014-12-31">
            <text:p>31/12/2014</text:p>
          </table:table-cell>
          <table:table-cell table:style-name="ce18" table:formula="of:=[.AH31]+1" office:value-type="date" office:date-value="2015-01-01">
            <text:p>01/01/2015</text:p>
          </table:table-cell>
          <table:table-cell table:number-columns-repeated="989"/>
        </table:table-row>
        <table:table-row table:style-name="ro5">
          <table:table-cell office:value-type="float" office:value="11.3">
            <text:p>11,3</text:p>
          </table:table-cell>
          <table:table-cell office:value-type="float" office:value="1">
            <text:p>1</text:p>
          </table:table-cell>
          <table:table-cell table:formula="of:=[.F15]" office:value-type="float" office:value="0">
            <text:p>Err :508</text:p>
          </table:table-cell>
          <table:table-cell table:formula="of:=INDEX(activités['Activité'];MATCH([.$C32];activités[id];0))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number-columns-repeated="989"/>
        </table:table-row>
        <table:table-row table:style-name="ro5">
          <table:table-cell table:formula="of:=[.A32]-1" office:value-type="float" office:value="10.3">
            <text:p>10,3</text:p>
          </table:table-cell>
          <table:table-cell office:value-type="float" office:value="2">
            <text:p>2</text:p>
          </table:table-cell>
          <table:table-cell table:formula="of:=[.F16]" office:value-type="float" office:value="0">
            <text:p>Err :508</text:p>
          </table:table-cell>
          <table:table-cell table:formula="of:=INDEX(activités['Activité'];MATCH([.$C33];activités[id];0))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number-columns-repeated="989"/>
        </table:table-row>
        <table:table-row table:style-name="ro5">
          <table:table-cell table:formula="of:=[.A33]-1" office:value-type="float" office:value="9.3">
            <text:p>9,3</text:p>
          </table:table-cell>
          <table:table-cell office:value-type="float" office:value="3">
            <text:p>3</text:p>
          </table:table-cell>
          <table:table-cell table:formula="of:=[.F17]" office:value-type="float" office:value="0">
            <text:p>Err :508</text:p>
          </table:table-cell>
          <table:table-cell table:formula="of:=INDEX(activités['Activité'];MATCH([.$C34];activités[id];0))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number-columns-repeated="989"/>
        </table:table-row>
        <table:table-row table:style-name="ro5">
          <table:table-cell table:formula="of:=[.A34]-1" office:value-type="float" office:value="8.3">
            <text:p>8,3</text:p>
          </table:table-cell>
          <table:table-cell office:value-type="float" office:value="4">
            <text:p>4</text:p>
          </table:table-cell>
          <table:table-cell table:formula="of:=[.F18]" office:value-type="float" office:value="0">
            <text:p>Err :508</text:p>
          </table:table-cell>
          <table:table-cell table:formula="of:=INDEX(activités['Activité'];MATCH([.$C35];activités[id];0))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number-columns-repeated="989"/>
        </table:table-row>
        <table:table-row table:style-name="ro5">
          <table:table-cell table:formula="of:=[.A35]-1" office:value-type="float" office:value="7.3">
            <text:p>7,3</text:p>
          </table:table-cell>
          <table:table-cell office:value-type="float" office:value="5">
            <text:p>5</text:p>
          </table:table-cell>
          <table:table-cell table:formula="of:=[.F19]" office:value-type="float" office:value="0">
            <text:p>Err :508</text:p>
          </table:table-cell>
          <table:table-cell table:formula="of:=INDEX(activités['Activité'];MATCH([.$C36];activités[id];0))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number-columns-repeated="989"/>
        </table:table-row>
        <table:table-row table:style-name="ro5">
          <table:table-cell table:formula="of:=[.A36]-1" office:value-type="float" office:value="6.3">
            <text:p>6,3</text:p>
          </table:table-cell>
          <table:table-cell office:value-type="float" office:value="6">
            <text:p>6</text:p>
          </table:table-cell>
          <table:table-cell table:formula="of:=[.F20]" office:value-type="float" office:value="0">
            <text:p>Err :508</text:p>
          </table:table-cell>
          <table:table-cell table:formula="of:=INDEX(activités['Activité'];MATCH([.$C37];activités[id];0))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number-columns-repeated="989"/>
        </table:table-row>
        <table:table-row table:style-name="ro5">
          <table:table-cell table:formula="of:=[.A37]-1" office:value-type="float" office:value="5.3">
            <text:p>5,3</text:p>
          </table:table-cell>
          <table:table-cell office:value-type="float" office:value="7">
            <text:p>7</text:p>
          </table:table-cell>
          <table:table-cell table:formula="of:=[.F21]" office:value-type="float" office:value="0">
            <text:p>Err :508</text:p>
          </table:table-cell>
          <table:table-cell table:formula="of:=INDEX(activités['Activité'];MATCH([.$C38];activités[id];0))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number-columns-repeated="989"/>
        </table:table-row>
        <table:table-row table:style-name="ro5">
          <table:table-cell table:formula="of:=[.A38]-1" office:value-type="float" office:value="4.3">
            <text:p>4,3</text:p>
          </table:table-cell>
          <table:table-cell office:value-type="float" office:value="8">
            <text:p>8</text:p>
          </table:table-cell>
          <table:table-cell table:formula="of:=[.F22]" office:value-type="float" office:value="0">
            <text:p>Err :508</text:p>
          </table:table-cell>
          <table:table-cell table:formula="of:=INDEX(activités['Activité'];MATCH([.$C39];activités[id];0))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number-columns-repeated="989"/>
        </table:table-row>
        <table:table-row table:style-name="ro5">
          <table:table-cell table:formula="of:=[.A39]-1" office:value-type="float" office:value="3.3">
            <text:p>3,3</text:p>
          </table:table-cell>
          <table:table-cell office:value-type="float" office:value="9">
            <text:p>9</text:p>
          </table:table-cell>
          <table:table-cell table:formula="of:=[.F23]" office:value-type="float" office:value="0">
            <text:p>Err :508</text:p>
          </table:table-cell>
          <table:table-cell table:formula="of:=INDEX(activités['Activité'];MATCH([.$C40];activités[id];0))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formula="of:=CalcGrille" office:value-type="string" office:string-value="Err :508">
            <text:p>Err :508</text:p>
          </table:table-cell>
          <table:table-cell table:number-columns-repeated="989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4"/>
          <table:table-cell table:style-name="ce18" table:formula="of:=[.E31]" office:value-type="date" office:date-value="2014-12-02">
            <text:p>02/12/2014</text:p>
          </table:table-cell>
          <table:table-cell table:style-name="ce18" table:formula="of:=[.F31]" office:value-type="date" office:date-value="2014-12-03">
            <text:p>03/12/2014</text:p>
          </table:table-cell>
          <table:table-cell table:style-name="ce18" table:formula="of:=[.G31]" office:value-type="date" office:date-value="2014-12-04">
            <text:p>04/12/2014</text:p>
          </table:table-cell>
          <table:table-cell table:style-name="ce18" table:formula="of:=[.H31]" office:value-type="date" office:date-value="2014-12-05">
            <text:p>05/12/2014</text:p>
          </table:table-cell>
          <table:table-cell table:style-name="ce18" table:formula="of:=[.I31]" office:value-type="date" office:date-value="2014-12-06">
            <text:p>06/12/2014</text:p>
          </table:table-cell>
          <table:table-cell table:style-name="ce18" table:formula="of:=[.J31]" office:value-type="date" office:date-value="2014-12-07">
            <text:p>07/12/2014</text:p>
          </table:table-cell>
          <table:table-cell table:style-name="ce18" table:formula="of:=[.K31]" office:value-type="date" office:date-value="2014-12-08">
            <text:p>08/12/2014</text:p>
          </table:table-cell>
          <table:table-cell table:style-name="ce18" table:formula="of:=[.L31]" office:value-type="date" office:date-value="2014-12-09">
            <text:p>09/12/2014</text:p>
          </table:table-cell>
          <table:table-cell table:style-name="ce18" table:formula="of:=[.M31]" office:value-type="date" office:date-value="2014-12-10">
            <text:p>10/12/2014</text:p>
          </table:table-cell>
          <table:table-cell table:style-name="ce18" table:formula="of:=[.N31]" office:value-type="date" office:date-value="2014-12-11">
            <text:p>11/12/2014</text:p>
          </table:table-cell>
          <table:table-cell table:style-name="ce18" table:formula="of:=[.O31]" office:value-type="date" office:date-value="2014-12-12">
            <text:p>12/12/2014</text:p>
          </table:table-cell>
          <table:table-cell table:style-name="ce18" table:formula="of:=[.P31]" office:value-type="date" office:date-value="2014-12-13">
            <text:p>13/12/2014</text:p>
          </table:table-cell>
          <table:table-cell table:style-name="ce18" table:formula="of:=[.Q31]" office:value-type="date" office:date-value="2014-12-14">
            <text:p>14/12/2014</text:p>
          </table:table-cell>
          <table:table-cell table:style-name="ce18" table:formula="of:=[.R31]" office:value-type="date" office:date-value="2014-12-15">
            <text:p>15/12/2014</text:p>
          </table:table-cell>
          <table:table-cell table:style-name="ce18" table:formula="of:=[.S31]" office:value-type="date" office:date-value="2014-12-16">
            <text:p>16/12/2014</text:p>
          </table:table-cell>
          <table:table-cell table:style-name="ce18" table:formula="of:=[.T31]" office:value-type="date" office:date-value="2014-12-17">
            <text:p>17/12/2014</text:p>
          </table:table-cell>
          <table:table-cell table:style-name="ce18" table:formula="of:=[.U31]" office:value-type="date" office:date-value="2014-12-18">
            <text:p>18/12/2014</text:p>
          </table:table-cell>
          <table:table-cell table:style-name="ce18" table:formula="of:=[.V31]" office:value-type="date" office:date-value="2014-12-19">
            <text:p>19/12/2014</text:p>
          </table:table-cell>
          <table:table-cell table:style-name="ce18" table:formula="of:=[.W31]" office:value-type="date" office:date-value="2014-12-20">
            <text:p>20/12/2014</text:p>
          </table:table-cell>
          <table:table-cell table:style-name="ce18" table:formula="of:=[.X31]" office:value-type="date" office:date-value="2014-12-21">
            <text:p>21/12/2014</text:p>
          </table:table-cell>
          <table:table-cell table:style-name="ce18" table:formula="of:=[.Y31]" office:value-type="date" office:date-value="2014-12-22">
            <text:p>22/12/2014</text:p>
          </table:table-cell>
          <table:table-cell table:style-name="ce18" table:formula="of:=[.Z31]" office:value-type="date" office:date-value="2014-12-23">
            <text:p>23/12/2014</text:p>
          </table:table-cell>
          <table:table-cell table:style-name="ce18" table:formula="of:=[.AA31]" office:value-type="date" office:date-value="2014-12-24">
            <text:p>24/12/2014</text:p>
          </table:table-cell>
          <table:table-cell table:style-name="ce18" table:formula="of:=[.AB31]" office:value-type="date" office:date-value="2014-12-25">
            <text:p>25/12/2014</text:p>
          </table:table-cell>
          <table:table-cell table:style-name="ce18" table:formula="of:=[.AC31]" office:value-type="date" office:date-value="2014-12-26">
            <text:p>26/12/2014</text:p>
          </table:table-cell>
          <table:table-cell table:style-name="ce18" table:formula="of:=[.AD31]" office:value-type="date" office:date-value="2014-12-27">
            <text:p>27/12/2014</text:p>
          </table:table-cell>
          <table:table-cell table:style-name="ce18" table:formula="of:=[.AE31]" office:value-type="date" office:date-value="2014-12-28">
            <text:p>28/12/2014</text:p>
          </table:table-cell>
          <table:table-cell table:style-name="ce18" table:formula="of:=[.AF31]" office:value-type="date" office:date-value="2014-12-29">
            <text:p>29/12/2014</text:p>
          </table:table-cell>
          <table:table-cell table:style-name="ce18" table:formula="of:=[.AG31]" office:value-type="date" office:date-value="2014-12-30">
            <text:p>30/12/2014</text:p>
          </table:table-cell>
          <table:table-cell table:style-name="ce18" table:formula="of:=[.AH31]" office:value-type="date" office:date-value="2014-12-31">
            <text:p>31/12/2014</text:p>
          </table:table-cell>
          <table:table-cell table:number-columns-repeated="990"/>
        </table:table-row>
        <table:table-row table:style-name="ro5">
          <table:table-cell table:number-columns-repeated="2"/>
          <table:table-cell table:formula="of:=[.C32]" office:value-type="float" office:value="0">
            <text:p>Err :508</text:p>
          </table:table-cell>
          <table:table-cell table:formula="of:=UPPER(INDEX(activités['Activité'];MATCH([.$C44];activités[id];0)))" office:value-type="string" office:string-value="Err :508">
            <text:p>Err :508</text:p>
          </table:table-cell>
          <table:table-cell table:formula="of:=IF(ISERROR([.F32]);[.E32];NA())" office:value-type="float" office:value="0">
            <text:p>Err :508</text:p>
          </table:table-cell>
          <table:table-cell table:formula="of:=IF(ISERROR([.G32]);[.F32];NA())" office:value-type="float" office:value="0">
            <text:p>Err :508</text:p>
          </table:table-cell>
          <table:table-cell table:formula="of:=IF(ISERROR([.H32]);[.G32];NA())" office:value-type="float" office:value="0">
            <text:p>Err :508</text:p>
          </table:table-cell>
          <table:table-cell table:formula="of:=IF(ISERROR([.I32]);[.H32];NA())" office:value-type="float" office:value="0">
            <text:p>Err :508</text:p>
          </table:table-cell>
          <table:table-cell table:formula="of:=IF(ISERROR([.J32]);[.I32];NA())" office:value-type="float" office:value="0">
            <text:p>Err :508</text:p>
          </table:table-cell>
          <table:table-cell table:formula="of:=IF(ISERROR([.K32]);[.J32];NA())" office:value-type="float" office:value="0">
            <text:p>Err :508</text:p>
          </table:table-cell>
          <table:table-cell table:formula="of:=IF(ISERROR([.L32]);[.K32];NA())" office:value-type="float" office:value="0">
            <text:p>Err :508</text:p>
          </table:table-cell>
          <table:table-cell table:formula="of:=IF(ISERROR([.M32]);[.L32];NA())" office:value-type="float" office:value="0">
            <text:p>Err :508</text:p>
          </table:table-cell>
          <table:table-cell table:formula="of:=IF(ISERROR([.N32]);[.M32];NA())" office:value-type="float" office:value="0">
            <text:p>Err :508</text:p>
          </table:table-cell>
          <table:table-cell table:formula="of:=IF(ISERROR([.O32]);[.N32];NA())" office:value-type="float" office:value="0">
            <text:p>Err :508</text:p>
          </table:table-cell>
          <table:table-cell table:formula="of:=IF(ISERROR([.P32]);[.O32];NA())" office:value-type="float" office:value="0">
            <text:p>Err :508</text:p>
          </table:table-cell>
          <table:table-cell table:formula="of:=IF(ISERROR([.Q32]);[.P32];NA())" office:value-type="float" office:value="0">
            <text:p>Err :508</text:p>
          </table:table-cell>
          <table:table-cell table:formula="of:=IF(ISERROR([.R32]);[.Q32];NA())" office:value-type="float" office:value="0">
            <text:p>Err :508</text:p>
          </table:table-cell>
          <table:table-cell table:formula="of:=IF(ISERROR([.S32]);[.R32];NA())" office:value-type="float" office:value="0">
            <text:p>Err :508</text:p>
          </table:table-cell>
          <table:table-cell table:formula="of:=IF(ISERROR([.T32]);[.S32];NA())" office:value-type="float" office:value="0">
            <text:p>Err :508</text:p>
          </table:table-cell>
          <table:table-cell table:formula="of:=IF(ISERROR([.U32]);[.T32];NA())" office:value-type="float" office:value="0">
            <text:p>Err :508</text:p>
          </table:table-cell>
          <table:table-cell table:formula="of:=IF(ISERROR([.V32]);[.U32];NA())" office:value-type="float" office:value="0">
            <text:p>Err :508</text:p>
          </table:table-cell>
          <table:table-cell table:formula="of:=IF(ISERROR([.W32]);[.V32];NA())" office:value-type="float" office:value="0">
            <text:p>Err :508</text:p>
          </table:table-cell>
          <table:table-cell table:formula="of:=IF(ISERROR([.X32]);[.W32];NA())" office:value-type="float" office:value="0">
            <text:p>Err :508</text:p>
          </table:table-cell>
          <table:table-cell table:formula="of:=IF(ISERROR([.Y32]);[.X32];NA())" office:value-type="float" office:value="0">
            <text:p>Err :508</text:p>
          </table:table-cell>
          <table:table-cell table:formula="of:=IF(ISERROR([.Z32]);[.Y32];NA())" office:value-type="float" office:value="0">
            <text:p>Err :508</text:p>
          </table:table-cell>
          <table:table-cell table:formula="of:=IF(ISERROR([.AA32]);[.Z32];NA())" office:value-type="float" office:value="0">
            <text:p>Err :508</text:p>
          </table:table-cell>
          <table:table-cell table:formula="of:=IF(ISERROR([.AB32]);[.AA32];NA())" office:value-type="float" office:value="0">
            <text:p>Err :508</text:p>
          </table:table-cell>
          <table:table-cell table:formula="of:=IF(ISERROR([.AC32]);[.AB32];NA())" office:value-type="float" office:value="0">
            <text:p>Err :508</text:p>
          </table:table-cell>
          <table:table-cell table:formula="of:=IF(ISERROR([.AD32]);[.AC32];NA())" office:value-type="float" office:value="0">
            <text:p>Err :508</text:p>
          </table:table-cell>
          <table:table-cell table:formula="of:=IF(ISERROR([.AE32]);[.AD32];NA())" office:value-type="float" office:value="0">
            <text:p>Err :508</text:p>
          </table:table-cell>
          <table:table-cell table:formula="of:=IF(ISERROR([.AF32]);[.AE32];NA())" office:value-type="float" office:value="0">
            <text:p>Err :508</text:p>
          </table:table-cell>
          <table:table-cell table:formula="of:=IF(ISERROR([.AG32]);[.AF32];NA())" office:value-type="float" office:value="0">
            <text:p>Err :508</text:p>
          </table:table-cell>
          <table:table-cell table:formula="of:=IF(ISERROR([.AH32]);[.AG32];NA())" office:value-type="float" office:value="0">
            <text:p>Err :508</text:p>
          </table:table-cell>
          <table:table-cell table:formula="of:=IF(ISERROR([.AI32]);[.AH32];NA())" office:value-type="float" office:value="0">
            <text:p>Err :508</text:p>
          </table:table-cell>
          <table:table-cell table:number-columns-repeated="990"/>
        </table:table-row>
        <table:table-row table:style-name="ro5">
          <table:table-cell table:number-columns-repeated="2"/>
          <table:table-cell table:formula="of:=[.C33]" office:value-type="float" office:value="0">
            <text:p>Err :508</text:p>
          </table:table-cell>
          <table:table-cell table:formula="of:=UPPER(INDEX(activités['Activité'];MATCH([.$C45];activités[id];0)))" office:value-type="string" office:string-value="Err :508">
            <text:p>Err :508</text:p>
          </table:table-cell>
          <table:table-cell table:formula="of:=IF(ISERROR([.F33]);[.E33];NA())" office:value-type="float" office:value="0">
            <text:p>Err :508</text:p>
          </table:table-cell>
          <table:table-cell table:formula="of:=IF(ISERROR([.G33]);[.F33];NA())" office:value-type="float" office:value="0">
            <text:p>Err :508</text:p>
          </table:table-cell>
          <table:table-cell table:formula="of:=IF(ISERROR([.H33]);[.G33];NA())" office:value-type="float" office:value="0">
            <text:p>Err :508</text:p>
          </table:table-cell>
          <table:table-cell table:formula="of:=IF(ISERROR([.I33]);[.H33];NA())" office:value-type="float" office:value="0">
            <text:p>Err :508</text:p>
          </table:table-cell>
          <table:table-cell table:formula="of:=IF(ISERROR([.J33]);[.I33];NA())" office:value-type="float" office:value="0">
            <text:p>Err :508</text:p>
          </table:table-cell>
          <table:table-cell table:formula="of:=IF(ISERROR([.K33]);[.J33];NA())" office:value-type="float" office:value="0">
            <text:p>Err :508</text:p>
          </table:table-cell>
          <table:table-cell table:formula="of:=IF(ISERROR([.L33]);[.K33];NA())" office:value-type="float" office:value="0">
            <text:p>Err :508</text:p>
          </table:table-cell>
          <table:table-cell table:formula="of:=IF(ISERROR([.M33]);[.L33];NA())" office:value-type="float" office:value="0">
            <text:p>Err :508</text:p>
          </table:table-cell>
          <table:table-cell table:formula="of:=IF(ISERROR([.N33]);[.M33];NA())" office:value-type="float" office:value="0">
            <text:p>Err :508</text:p>
          </table:table-cell>
          <table:table-cell table:formula="of:=IF(ISERROR([.O33]);[.N33];NA())" office:value-type="float" office:value="0">
            <text:p>Err :508</text:p>
          </table:table-cell>
          <table:table-cell table:formula="of:=IF(ISERROR([.P33]);[.O33];NA())" office:value-type="float" office:value="0">
            <text:p>Err :508</text:p>
          </table:table-cell>
          <table:table-cell table:formula="of:=IF(ISERROR([.Q33]);[.P33];NA())" office:value-type="float" office:value="0">
            <text:p>Err :508</text:p>
          </table:table-cell>
          <table:table-cell table:formula="of:=IF(ISERROR([.R33]);[.Q33];NA())" office:value-type="float" office:value="0">
            <text:p>Err :508</text:p>
          </table:table-cell>
          <table:table-cell table:formula="of:=IF(ISERROR([.S33]);[.R33];NA())" office:value-type="float" office:value="0">
            <text:p>Err :508</text:p>
          </table:table-cell>
          <table:table-cell table:formula="of:=IF(ISERROR([.T33]);[.S33];NA())" office:value-type="float" office:value="0">
            <text:p>Err :508</text:p>
          </table:table-cell>
          <table:table-cell table:formula="of:=IF(ISERROR([.U33]);[.T33];NA())" office:value-type="float" office:value="0">
            <text:p>Err :508</text:p>
          </table:table-cell>
          <table:table-cell table:formula="of:=IF(ISERROR([.V33]);[.U33];NA())" office:value-type="float" office:value="0">
            <text:p>Err :508</text:p>
          </table:table-cell>
          <table:table-cell table:formula="of:=IF(ISERROR([.W33]);[.V33];NA())" office:value-type="float" office:value="0">
            <text:p>Err :508</text:p>
          </table:table-cell>
          <table:table-cell table:formula="of:=IF(ISERROR([.X33]);[.W33];NA())" office:value-type="float" office:value="0">
            <text:p>Err :508</text:p>
          </table:table-cell>
          <table:table-cell table:formula="of:=IF(ISERROR([.Y33]);[.X33];NA())" office:value-type="float" office:value="0">
            <text:p>Err :508</text:p>
          </table:table-cell>
          <table:table-cell table:formula="of:=IF(ISERROR([.Z33]);[.Y33];NA())" office:value-type="float" office:value="0">
            <text:p>Err :508</text:p>
          </table:table-cell>
          <table:table-cell table:formula="of:=IF(ISERROR([.AA33]);[.Z33];NA())" office:value-type="float" office:value="0">
            <text:p>Err :508</text:p>
          </table:table-cell>
          <table:table-cell table:formula="of:=IF(ISERROR([.AB33]);[.AA33];NA())" office:value-type="float" office:value="0">
            <text:p>Err :508</text:p>
          </table:table-cell>
          <table:table-cell table:formula="of:=IF(ISERROR([.AC33]);[.AB33];NA())" office:value-type="float" office:value="0">
            <text:p>Err :508</text:p>
          </table:table-cell>
          <table:table-cell table:formula="of:=IF(ISERROR([.AD33]);[.AC33];NA())" office:value-type="float" office:value="0">
            <text:p>Err :508</text:p>
          </table:table-cell>
          <table:table-cell table:formula="of:=IF(ISERROR([.AE33]);[.AD33];NA())" office:value-type="float" office:value="0">
            <text:p>Err :508</text:p>
          </table:table-cell>
          <table:table-cell table:formula="of:=IF(ISERROR([.AF33]);[.AE33];NA())" office:value-type="float" office:value="0">
            <text:p>Err :508</text:p>
          </table:table-cell>
          <table:table-cell table:formula="of:=IF(ISERROR([.AG33]);[.AF33];NA())" office:value-type="float" office:value="0">
            <text:p>Err :508</text:p>
          </table:table-cell>
          <table:table-cell table:formula="of:=IF(ISERROR([.AH33]);[.AG33];NA())" office:value-type="float" office:value="0">
            <text:p>Err :508</text:p>
          </table:table-cell>
          <table:table-cell table:formula="of:=IF(ISERROR([.AI33]);[.AH33];NA())" office:value-type="float" office:value="0">
            <text:p>Err :508</text:p>
          </table:table-cell>
          <table:table-cell table:number-columns-repeated="990"/>
        </table:table-row>
        <table:table-row table:style-name="ro5">
          <table:table-cell table:number-columns-repeated="2"/>
          <table:table-cell table:formula="of:=[.C34]" office:value-type="float" office:value="0">
            <text:p>Err :508</text:p>
          </table:table-cell>
          <table:table-cell table:formula="of:=UPPER(INDEX(activités['Activité'];MATCH([.$C46];activités[id];0)))" office:value-type="string" office:string-value="Err :508">
            <text:p>Err :508</text:p>
          </table:table-cell>
          <table:table-cell table:formula="of:=IF(ISERROR([.F34]);[.E34];NA())" office:value-type="float" office:value="0">
            <text:p>Err :508</text:p>
          </table:table-cell>
          <table:table-cell table:formula="of:=IF(ISERROR([.G34]);[.F34];NA())" office:value-type="float" office:value="0">
            <text:p>Err :508</text:p>
          </table:table-cell>
          <table:table-cell table:formula="of:=IF(ISERROR([.H34]);[.G34];NA())" office:value-type="float" office:value="0">
            <text:p>Err :508</text:p>
          </table:table-cell>
          <table:table-cell table:formula="of:=IF(ISERROR([.I34]);[.H34];NA())" office:value-type="float" office:value="0">
            <text:p>Err :508</text:p>
          </table:table-cell>
          <table:table-cell table:formula="of:=IF(ISERROR([.J34]);[.I34];NA())" office:value-type="float" office:value="0">
            <text:p>Err :508</text:p>
          </table:table-cell>
          <table:table-cell table:formula="of:=IF(ISERROR([.K34]);[.J34];NA())" office:value-type="float" office:value="0">
            <text:p>Err :508</text:p>
          </table:table-cell>
          <table:table-cell table:formula="of:=IF(ISERROR([.L34]);[.K34];NA())" office:value-type="float" office:value="0">
            <text:p>Err :508</text:p>
          </table:table-cell>
          <table:table-cell table:formula="of:=IF(ISERROR([.M34]);[.L34];NA())" office:value-type="float" office:value="0">
            <text:p>Err :508</text:p>
          </table:table-cell>
          <table:table-cell table:formula="of:=IF(ISERROR([.N34]);[.M34];NA())" office:value-type="float" office:value="0">
            <text:p>Err :508</text:p>
          </table:table-cell>
          <table:table-cell table:formula="of:=IF(ISERROR([.O34]);[.N34];NA())" office:value-type="float" office:value="0">
            <text:p>Err :508</text:p>
          </table:table-cell>
          <table:table-cell table:formula="of:=IF(ISERROR([.P34]);[.O34];NA())" office:value-type="float" office:value="0">
            <text:p>Err :508</text:p>
          </table:table-cell>
          <table:table-cell table:formula="of:=IF(ISERROR([.Q34]);[.P34];NA())" office:value-type="float" office:value="0">
            <text:p>Err :508</text:p>
          </table:table-cell>
          <table:table-cell table:formula="of:=IF(ISERROR([.R34]);[.Q34];NA())" office:value-type="float" office:value="0">
            <text:p>Err :508</text:p>
          </table:table-cell>
          <table:table-cell table:formula="of:=IF(ISERROR([.S34]);[.R34];NA())" office:value-type="float" office:value="0">
            <text:p>Err :508</text:p>
          </table:table-cell>
          <table:table-cell table:formula="of:=IF(ISERROR([.T34]);[.S34];NA())" office:value-type="float" office:value="0">
            <text:p>Err :508</text:p>
          </table:table-cell>
          <table:table-cell table:formula="of:=IF(ISERROR([.U34]);[.T34];NA())" office:value-type="float" office:value="0">
            <text:p>Err :508</text:p>
          </table:table-cell>
          <table:table-cell table:formula="of:=IF(ISERROR([.V34]);[.U34];NA())" office:value-type="float" office:value="0">
            <text:p>Err :508</text:p>
          </table:table-cell>
          <table:table-cell table:formula="of:=IF(ISERROR([.W34]);[.V34];NA())" office:value-type="float" office:value="0">
            <text:p>Err :508</text:p>
          </table:table-cell>
          <table:table-cell table:formula="of:=IF(ISERROR([.X34]);[.W34];NA())" office:value-type="float" office:value="0">
            <text:p>Err :508</text:p>
          </table:table-cell>
          <table:table-cell table:formula="of:=IF(ISERROR([.Y34]);[.X34];NA())" office:value-type="float" office:value="0">
            <text:p>Err :508</text:p>
          </table:table-cell>
          <table:table-cell table:formula="of:=IF(ISERROR([.Z34]);[.Y34];NA())" office:value-type="float" office:value="0">
            <text:p>Err :508</text:p>
          </table:table-cell>
          <table:table-cell table:formula="of:=IF(ISERROR([.AA34]);[.Z34];NA())" office:value-type="float" office:value="0">
            <text:p>Err :508</text:p>
          </table:table-cell>
          <table:table-cell table:formula="of:=IF(ISERROR([.AB34]);[.AA34];NA())" office:value-type="float" office:value="0">
            <text:p>Err :508</text:p>
          </table:table-cell>
          <table:table-cell table:formula="of:=IF(ISERROR([.AC34]);[.AB34];NA())" office:value-type="float" office:value="0">
            <text:p>Err :508</text:p>
          </table:table-cell>
          <table:table-cell table:formula="of:=IF(ISERROR([.AD34]);[.AC34];NA())" office:value-type="float" office:value="0">
            <text:p>Err :508</text:p>
          </table:table-cell>
          <table:table-cell table:formula="of:=IF(ISERROR([.AE34]);[.AD34];NA())" office:value-type="float" office:value="0">
            <text:p>Err :508</text:p>
          </table:table-cell>
          <table:table-cell table:formula="of:=IF(ISERROR([.AF34]);[.AE34];NA())" office:value-type="float" office:value="0">
            <text:p>Err :508</text:p>
          </table:table-cell>
          <table:table-cell table:formula="of:=IF(ISERROR([.AG34]);[.AF34];NA())" office:value-type="float" office:value="0">
            <text:p>Err :508</text:p>
          </table:table-cell>
          <table:table-cell table:formula="of:=IF(ISERROR([.AH34]);[.AG34];NA())" office:value-type="float" office:value="0">
            <text:p>Err :508</text:p>
          </table:table-cell>
          <table:table-cell table:formula="of:=IF(ISERROR([.AI34]);[.AH34];NA())" office:value-type="float" office:value="0">
            <text:p>Err :508</text:p>
          </table:table-cell>
          <table:table-cell table:number-columns-repeated="990"/>
        </table:table-row>
        <table:table-row table:style-name="ro5">
          <table:table-cell table:number-columns-repeated="2"/>
          <table:table-cell table:formula="of:=[.C35]" office:value-type="float" office:value="0">
            <text:p>Err :508</text:p>
          </table:table-cell>
          <table:table-cell table:formula="of:=UPPER(INDEX(activités['Activité'];MATCH([.$C47];activités[id];0)))" office:value-type="string" office:string-value="Err :508">
            <text:p>Err :508</text:p>
          </table:table-cell>
          <table:table-cell table:formula="of:=IF(ISERROR([.F35]);[.E35];NA())" office:value-type="float" office:value="0">
            <text:p>Err :508</text:p>
          </table:table-cell>
          <table:table-cell table:formula="of:=IF(ISERROR([.G35]);[.F35];NA())" office:value-type="float" office:value="0">
            <text:p>Err :508</text:p>
          </table:table-cell>
          <table:table-cell table:formula="of:=IF(ISERROR([.H35]);[.G35];NA())" office:value-type="float" office:value="0">
            <text:p>Err :508</text:p>
          </table:table-cell>
          <table:table-cell table:formula="of:=IF(ISERROR([.I35]);[.H35];NA())" office:value-type="float" office:value="0">
            <text:p>Err :508</text:p>
          </table:table-cell>
          <table:table-cell table:formula="of:=IF(ISERROR([.J35]);[.I35];NA())" office:value-type="float" office:value="0">
            <text:p>Err :508</text:p>
          </table:table-cell>
          <table:table-cell table:formula="of:=IF(ISERROR([.K35]);[.J35];NA())" office:value-type="float" office:value="0">
            <text:p>Err :508</text:p>
          </table:table-cell>
          <table:table-cell table:formula="of:=IF(ISERROR([.L35]);[.K35];NA())" office:value-type="float" office:value="0">
            <text:p>Err :508</text:p>
          </table:table-cell>
          <table:table-cell table:formula="of:=IF(ISERROR([.M35]);[.L35];NA())" office:value-type="float" office:value="0">
            <text:p>Err :508</text:p>
          </table:table-cell>
          <table:table-cell table:formula="of:=IF(ISERROR([.N35]);[.M35];NA())" office:value-type="float" office:value="0">
            <text:p>Err :508</text:p>
          </table:table-cell>
          <table:table-cell table:formula="of:=IF(ISERROR([.O35]);[.N35];NA())" office:value-type="float" office:value="0">
            <text:p>Err :508</text:p>
          </table:table-cell>
          <table:table-cell table:formula="of:=IF(ISERROR([.P35]);[.O35];NA())" office:value-type="float" office:value="0">
            <text:p>Err :508</text:p>
          </table:table-cell>
          <table:table-cell table:formula="of:=IF(ISERROR([.Q35]);[.P35];NA())" office:value-type="float" office:value="0">
            <text:p>Err :508</text:p>
          </table:table-cell>
          <table:table-cell table:formula="of:=IF(ISERROR([.R35]);[.Q35];NA())" office:value-type="float" office:value="0">
            <text:p>Err :508</text:p>
          </table:table-cell>
          <table:table-cell table:formula="of:=IF(ISERROR([.S35]);[.R35];NA())" office:value-type="float" office:value="0">
            <text:p>Err :508</text:p>
          </table:table-cell>
          <table:table-cell table:formula="of:=IF(ISERROR([.T35]);[.S35];NA())" office:value-type="float" office:value="0">
            <text:p>Err :508</text:p>
          </table:table-cell>
          <table:table-cell table:formula="of:=IF(ISERROR([.U35]);[.T35];NA())" office:value-type="float" office:value="0">
            <text:p>Err :508</text:p>
          </table:table-cell>
          <table:table-cell table:formula="of:=IF(ISERROR([.V35]);[.U35];NA())" office:value-type="float" office:value="0">
            <text:p>Err :508</text:p>
          </table:table-cell>
          <table:table-cell table:formula="of:=IF(ISERROR([.W35]);[.V35];NA())" office:value-type="float" office:value="0">
            <text:p>Err :508</text:p>
          </table:table-cell>
          <table:table-cell table:formula="of:=IF(ISERROR([.X35]);[.W35];NA())" office:value-type="float" office:value="0">
            <text:p>Err :508</text:p>
          </table:table-cell>
          <table:table-cell table:formula="of:=IF(ISERROR([.Y35]);[.X35];NA())" office:value-type="float" office:value="0">
            <text:p>Err :508</text:p>
          </table:table-cell>
          <table:table-cell table:formula="of:=IF(ISERROR([.Z35]);[.Y35];NA())" office:value-type="float" office:value="0">
            <text:p>Err :508</text:p>
          </table:table-cell>
          <table:table-cell table:formula="of:=IF(ISERROR([.AA35]);[.Z35];NA())" office:value-type="float" office:value="0">
            <text:p>Err :508</text:p>
          </table:table-cell>
          <table:table-cell table:formula="of:=IF(ISERROR([.AB35]);[.AA35];NA())" office:value-type="float" office:value="0">
            <text:p>Err :508</text:p>
          </table:table-cell>
          <table:table-cell table:formula="of:=IF(ISERROR([.AC35]);[.AB35];NA())" office:value-type="float" office:value="0">
            <text:p>Err :508</text:p>
          </table:table-cell>
          <table:table-cell table:formula="of:=IF(ISERROR([.AD35]);[.AC35];NA())" office:value-type="float" office:value="0">
            <text:p>Err :508</text:p>
          </table:table-cell>
          <table:table-cell table:formula="of:=IF(ISERROR([.AE35]);[.AD35];NA())" office:value-type="float" office:value="0">
            <text:p>Err :508</text:p>
          </table:table-cell>
          <table:table-cell table:formula="of:=IF(ISERROR([.AF35]);[.AE35];NA())" office:value-type="float" office:value="0">
            <text:p>Err :508</text:p>
          </table:table-cell>
          <table:table-cell table:formula="of:=IF(ISERROR([.AG35]);[.AF35];NA())" office:value-type="float" office:value="0">
            <text:p>Err :508</text:p>
          </table:table-cell>
          <table:table-cell table:formula="of:=IF(ISERROR([.AH35]);[.AG35];NA())" office:value-type="float" office:value="0">
            <text:p>Err :508</text:p>
          </table:table-cell>
          <table:table-cell table:formula="of:=IF(ISERROR([.AI35]);[.AH35];NA())" office:value-type="float" office:value="0">
            <text:p>Err :508</text:p>
          </table:table-cell>
          <table:table-cell table:number-columns-repeated="990"/>
        </table:table-row>
        <table:table-row table:style-name="ro5">
          <table:table-cell table:number-columns-repeated="2"/>
          <table:table-cell table:formula="of:=[.C36]" office:value-type="float" office:value="0">
            <text:p>Err :508</text:p>
          </table:table-cell>
          <table:table-cell table:formula="of:=UPPER(INDEX(activités['Activité'];MATCH([.$C48];activités[id];0)))" office:value-type="string" office:string-value="Err :508">
            <text:p>Err :508</text:p>
          </table:table-cell>
          <table:table-cell table:formula="of:=IF(ISERROR([.F36]);[.E36];NA())" office:value-type="float" office:value="0">
            <text:p>Err :508</text:p>
          </table:table-cell>
          <table:table-cell table:formula="of:=IF(ISERROR([.G36]);[.F36];NA())" office:value-type="float" office:value="0">
            <text:p>Err :508</text:p>
          </table:table-cell>
          <table:table-cell table:formula="of:=IF(ISERROR([.H36]);[.G36];NA())" office:value-type="float" office:value="0">
            <text:p>Err :508</text:p>
          </table:table-cell>
          <table:table-cell table:formula="of:=IF(ISERROR([.I36]);[.H36];NA())" office:value-type="float" office:value="0">
            <text:p>Err :508</text:p>
          </table:table-cell>
          <table:table-cell table:formula="of:=IF(ISERROR([.J36]);[.I36];NA())" office:value-type="float" office:value="0">
            <text:p>Err :508</text:p>
          </table:table-cell>
          <table:table-cell table:formula="of:=IF(ISERROR([.K36]);[.J36];NA())" office:value-type="float" office:value="0">
            <text:p>Err :508</text:p>
          </table:table-cell>
          <table:table-cell table:formula="of:=IF(ISERROR([.L36]);[.K36];NA())" office:value-type="float" office:value="0">
            <text:p>Err :508</text:p>
          </table:table-cell>
          <table:table-cell table:formula="of:=IF(ISERROR([.M36]);[.L36];NA())" office:value-type="float" office:value="0">
            <text:p>Err :508</text:p>
          </table:table-cell>
          <table:table-cell table:formula="of:=IF(ISERROR([.N36]);[.M36];NA())" office:value-type="float" office:value="0">
            <text:p>Err :508</text:p>
          </table:table-cell>
          <table:table-cell table:formula="of:=IF(ISERROR([.O36]);[.N36];NA())" office:value-type="float" office:value="0">
            <text:p>Err :508</text:p>
          </table:table-cell>
          <table:table-cell table:formula="of:=IF(ISERROR([.P36]);[.O36];NA())" office:value-type="float" office:value="0">
            <text:p>Err :508</text:p>
          </table:table-cell>
          <table:table-cell table:formula="of:=IF(ISERROR([.Q36]);[.P36];NA())" office:value-type="float" office:value="0">
            <text:p>Err :508</text:p>
          </table:table-cell>
          <table:table-cell table:formula="of:=IF(ISERROR([.R36]);[.Q36];NA())" office:value-type="float" office:value="0">
            <text:p>Err :508</text:p>
          </table:table-cell>
          <table:table-cell table:formula="of:=IF(ISERROR([.S36]);[.R36];NA())" office:value-type="float" office:value="0">
            <text:p>Err :508</text:p>
          </table:table-cell>
          <table:table-cell table:formula="of:=IF(ISERROR([.T36]);[.S36];NA())" office:value-type="float" office:value="0">
            <text:p>Err :508</text:p>
          </table:table-cell>
          <table:table-cell table:formula="of:=IF(ISERROR([.U36]);[.T36];NA())" office:value-type="float" office:value="0">
            <text:p>Err :508</text:p>
          </table:table-cell>
          <table:table-cell table:formula="of:=IF(ISERROR([.V36]);[.U36];NA())" office:value-type="float" office:value="0">
            <text:p>Err :508</text:p>
          </table:table-cell>
          <table:table-cell table:formula="of:=IF(ISERROR([.W36]);[.V36];NA())" office:value-type="float" office:value="0">
            <text:p>Err :508</text:p>
          </table:table-cell>
          <table:table-cell table:formula="of:=IF(ISERROR([.X36]);[.W36];NA())" office:value-type="float" office:value="0">
            <text:p>Err :508</text:p>
          </table:table-cell>
          <table:table-cell table:formula="of:=IF(ISERROR([.Y36]);[.X36];NA())" office:value-type="float" office:value="0">
            <text:p>Err :508</text:p>
          </table:table-cell>
          <table:table-cell table:formula="of:=IF(ISERROR([.Z36]);[.Y36];NA())" office:value-type="float" office:value="0">
            <text:p>Err :508</text:p>
          </table:table-cell>
          <table:table-cell table:formula="of:=IF(ISERROR([.AA36]);[.Z36];NA())" office:value-type="float" office:value="0">
            <text:p>Err :508</text:p>
          </table:table-cell>
          <table:table-cell table:formula="of:=IF(ISERROR([.AB36]);[.AA36];NA())" office:value-type="float" office:value="0">
            <text:p>Err :508</text:p>
          </table:table-cell>
          <table:table-cell table:formula="of:=IF(ISERROR([.AC36]);[.AB36];NA())" office:value-type="float" office:value="0">
            <text:p>Err :508</text:p>
          </table:table-cell>
          <table:table-cell table:formula="of:=IF(ISERROR([.AD36]);[.AC36];NA())" office:value-type="float" office:value="0">
            <text:p>Err :508</text:p>
          </table:table-cell>
          <table:table-cell table:formula="of:=IF(ISERROR([.AE36]);[.AD36];NA())" office:value-type="float" office:value="0">
            <text:p>Err :508</text:p>
          </table:table-cell>
          <table:table-cell table:formula="of:=IF(ISERROR([.AF36]);[.AE36];NA())" office:value-type="float" office:value="0">
            <text:p>Err :508</text:p>
          </table:table-cell>
          <table:table-cell table:formula="of:=IF(ISERROR([.AG36]);[.AF36];NA())" office:value-type="float" office:value="0">
            <text:p>Err :508</text:p>
          </table:table-cell>
          <table:table-cell table:formula="of:=IF(ISERROR([.AH36]);[.AG36];NA())" office:value-type="float" office:value="0">
            <text:p>Err :508</text:p>
          </table:table-cell>
          <table:table-cell table:formula="of:=IF(ISERROR([.AI36]);[.AH36];NA())" office:value-type="float" office:value="0">
            <text:p>Err :508</text:p>
          </table:table-cell>
          <table:table-cell table:number-columns-repeated="990"/>
        </table:table-row>
        <table:table-row table:style-name="ro5">
          <table:table-cell table:number-columns-repeated="2"/>
          <table:table-cell table:formula="of:=[.C37]" office:value-type="float" office:value="0">
            <text:p>Err :508</text:p>
          </table:table-cell>
          <table:table-cell table:formula="of:=UPPER(INDEX(activités['Activité'];MATCH([.$C49];activités[id];0)))" office:value-type="string" office:string-value="Err :508">
            <text:p>Err :508</text:p>
          </table:table-cell>
          <table:table-cell table:formula="of:=IF(ISERROR([.F37]);[.E37];NA())" office:value-type="float" office:value="0">
            <text:p>Err :508</text:p>
          </table:table-cell>
          <table:table-cell table:formula="of:=IF(ISERROR([.G37]);[.F37];NA())" office:value-type="float" office:value="0">
            <text:p>Err :508</text:p>
          </table:table-cell>
          <table:table-cell table:formula="of:=IF(ISERROR([.H37]);[.G37];NA())" office:value-type="float" office:value="0">
            <text:p>Err :508</text:p>
          </table:table-cell>
          <table:table-cell table:formula="of:=IF(ISERROR([.I37]);[.H37];NA())" office:value-type="float" office:value="0">
            <text:p>Err :508</text:p>
          </table:table-cell>
          <table:table-cell table:formula="of:=IF(ISERROR([.J37]);[.I37];NA())" office:value-type="float" office:value="0">
            <text:p>Err :508</text:p>
          </table:table-cell>
          <table:table-cell table:formula="of:=IF(ISERROR([.K37]);[.J37];NA())" office:value-type="float" office:value="0">
            <text:p>Err :508</text:p>
          </table:table-cell>
          <table:table-cell table:formula="of:=IF(ISERROR([.L37]);[.K37];NA())" office:value-type="float" office:value="0">
            <text:p>Err :508</text:p>
          </table:table-cell>
          <table:table-cell table:formula="of:=IF(ISERROR([.M37]);[.L37];NA())" office:value-type="float" office:value="0">
            <text:p>Err :508</text:p>
          </table:table-cell>
          <table:table-cell table:formula="of:=IF(ISERROR([.N37]);[.M37];NA())" office:value-type="float" office:value="0">
            <text:p>Err :508</text:p>
          </table:table-cell>
          <table:table-cell table:formula="of:=IF(ISERROR([.O37]);[.N37];NA())" office:value-type="float" office:value="0">
            <text:p>Err :508</text:p>
          </table:table-cell>
          <table:table-cell table:formula="of:=IF(ISERROR([.P37]);[.O37];NA())" office:value-type="float" office:value="0">
            <text:p>Err :508</text:p>
          </table:table-cell>
          <table:table-cell table:formula="of:=IF(ISERROR([.Q37]);[.P37];NA())" office:value-type="float" office:value="0">
            <text:p>Err :508</text:p>
          </table:table-cell>
          <table:table-cell table:formula="of:=IF(ISERROR([.R37]);[.Q37];NA())" office:value-type="float" office:value="0">
            <text:p>Err :508</text:p>
          </table:table-cell>
          <table:table-cell table:formula="of:=IF(ISERROR([.S37]);[.R37];NA())" office:value-type="float" office:value="0">
            <text:p>Err :508</text:p>
          </table:table-cell>
          <table:table-cell table:formula="of:=IF(ISERROR([.T37]);[.S37];NA())" office:value-type="float" office:value="0">
            <text:p>Err :508</text:p>
          </table:table-cell>
          <table:table-cell table:formula="of:=IF(ISERROR([.U37]);[.T37];NA())" office:value-type="float" office:value="0">
            <text:p>Err :508</text:p>
          </table:table-cell>
          <table:table-cell table:formula="of:=IF(ISERROR([.V37]);[.U37];NA())" office:value-type="float" office:value="0">
            <text:p>Err :508</text:p>
          </table:table-cell>
          <table:table-cell table:formula="of:=IF(ISERROR([.W37]);[.V37];NA())" office:value-type="float" office:value="0">
            <text:p>Err :508</text:p>
          </table:table-cell>
          <table:table-cell table:formula="of:=IF(ISERROR([.X37]);[.W37];NA())" office:value-type="float" office:value="0">
            <text:p>Err :508</text:p>
          </table:table-cell>
          <table:table-cell table:formula="of:=IF(ISERROR([.Y37]);[.X37];NA())" office:value-type="float" office:value="0">
            <text:p>Err :508</text:p>
          </table:table-cell>
          <table:table-cell table:formula="of:=IF(ISERROR([.Z37]);[.Y37];NA())" office:value-type="float" office:value="0">
            <text:p>Err :508</text:p>
          </table:table-cell>
          <table:table-cell table:formula="of:=IF(ISERROR([.AA37]);[.Z37];NA())" office:value-type="float" office:value="0">
            <text:p>Err :508</text:p>
          </table:table-cell>
          <table:table-cell table:formula="of:=IF(ISERROR([.AB37]);[.AA37];NA())" office:value-type="float" office:value="0">
            <text:p>Err :508</text:p>
          </table:table-cell>
          <table:table-cell table:formula="of:=IF(ISERROR([.AC37]);[.AB37];NA())" office:value-type="float" office:value="0">
            <text:p>Err :508</text:p>
          </table:table-cell>
          <table:table-cell table:formula="of:=IF(ISERROR([.AD37]);[.AC37];NA())" office:value-type="float" office:value="0">
            <text:p>Err :508</text:p>
          </table:table-cell>
          <table:table-cell table:formula="of:=IF(ISERROR([.AE37]);[.AD37];NA())" office:value-type="float" office:value="0">
            <text:p>Err :508</text:p>
          </table:table-cell>
          <table:table-cell table:formula="of:=IF(ISERROR([.AF37]);[.AE37];NA())" office:value-type="float" office:value="0">
            <text:p>Err :508</text:p>
          </table:table-cell>
          <table:table-cell table:formula="of:=IF(ISERROR([.AG37]);[.AF37];NA())" office:value-type="float" office:value="0">
            <text:p>Err :508</text:p>
          </table:table-cell>
          <table:table-cell table:formula="of:=IF(ISERROR([.AH37]);[.AG37];NA())" office:value-type="float" office:value="0">
            <text:p>Err :508</text:p>
          </table:table-cell>
          <table:table-cell table:formula="of:=IF(ISERROR([.AI37]);[.AH37];NA())" office:value-type="float" office:value="0">
            <text:p>Err :508</text:p>
          </table:table-cell>
          <table:table-cell table:number-columns-repeated="990"/>
        </table:table-row>
        <table:table-row table:style-name="ro5">
          <table:table-cell table:number-columns-repeated="2"/>
          <table:table-cell table:formula="of:=[.C38]" office:value-type="float" office:value="0">
            <text:p>Err :508</text:p>
          </table:table-cell>
          <table:table-cell table:formula="of:=UPPER(INDEX(activités['Activité'];MATCH([.$C50];activités[id];0)))" office:value-type="string" office:string-value="Err :508">
            <text:p>Err :508</text:p>
          </table:table-cell>
          <table:table-cell table:formula="of:=IF(ISERROR([.F38]);[.E38];NA())" office:value-type="float" office:value="0">
            <text:p>Err :508</text:p>
          </table:table-cell>
          <table:table-cell table:formula="of:=IF(ISERROR([.G38]);[.F38];NA())" office:value-type="float" office:value="0">
            <text:p>Err :508</text:p>
          </table:table-cell>
          <table:table-cell table:formula="of:=IF(ISERROR([.H38]);[.G38];NA())" office:value-type="float" office:value="0">
            <text:p>Err :508</text:p>
          </table:table-cell>
          <table:table-cell table:formula="of:=IF(ISERROR([.I38]);[.H38];NA())" office:value-type="float" office:value="0">
            <text:p>Err :508</text:p>
          </table:table-cell>
          <table:table-cell table:formula="of:=IF(ISERROR([.J38]);[.I38];NA())" office:value-type="float" office:value="0">
            <text:p>Err :508</text:p>
          </table:table-cell>
          <table:table-cell table:formula="of:=IF(ISERROR([.K38]);[.J38];NA())" office:value-type="float" office:value="0">
            <text:p>Err :508</text:p>
          </table:table-cell>
          <table:table-cell table:formula="of:=IF(ISERROR([.L38]);[.K38];NA())" office:value-type="float" office:value="0">
            <text:p>Err :508</text:p>
          </table:table-cell>
          <table:table-cell table:formula="of:=IF(ISERROR([.M38]);[.L38];NA())" office:value-type="float" office:value="0">
            <text:p>Err :508</text:p>
          </table:table-cell>
          <table:table-cell table:formula="of:=IF(ISERROR([.N38]);[.M38];NA())" office:value-type="float" office:value="0">
            <text:p>Err :508</text:p>
          </table:table-cell>
          <table:table-cell table:formula="of:=IF(ISERROR([.O38]);[.N38];NA())" office:value-type="float" office:value="0">
            <text:p>Err :508</text:p>
          </table:table-cell>
          <table:table-cell table:formula="of:=IF(ISERROR([.P38]);[.O38];NA())" office:value-type="float" office:value="0">
            <text:p>Err :508</text:p>
          </table:table-cell>
          <table:table-cell table:formula="of:=IF(ISERROR([.Q38]);[.P38];NA())" office:value-type="float" office:value="0">
            <text:p>Err :508</text:p>
          </table:table-cell>
          <table:table-cell table:formula="of:=IF(ISERROR([.R38]);[.Q38];NA())" office:value-type="float" office:value="0">
            <text:p>Err :508</text:p>
          </table:table-cell>
          <table:table-cell table:formula="of:=IF(ISERROR([.S38]);[.R38];NA())" office:value-type="float" office:value="0">
            <text:p>Err :508</text:p>
          </table:table-cell>
          <table:table-cell table:formula="of:=IF(ISERROR([.T38]);[.S38];NA())" office:value-type="float" office:value="0">
            <text:p>Err :508</text:p>
          </table:table-cell>
          <table:table-cell table:formula="of:=IF(ISERROR([.U38]);[.T38];NA())" office:value-type="float" office:value="0">
            <text:p>Err :508</text:p>
          </table:table-cell>
          <table:table-cell table:formula="of:=IF(ISERROR([.V38]);[.U38];NA())" office:value-type="float" office:value="0">
            <text:p>Err :508</text:p>
          </table:table-cell>
          <table:table-cell table:formula="of:=IF(ISERROR([.W38]);[.V38];NA())" office:value-type="float" office:value="0">
            <text:p>Err :508</text:p>
          </table:table-cell>
          <table:table-cell table:formula="of:=IF(ISERROR([.X38]);[.W38];NA())" office:value-type="float" office:value="0">
            <text:p>Err :508</text:p>
          </table:table-cell>
          <table:table-cell table:formula="of:=IF(ISERROR([.Y38]);[.X38];NA())" office:value-type="float" office:value="0">
            <text:p>Err :508</text:p>
          </table:table-cell>
          <table:table-cell table:formula="of:=IF(ISERROR([.Z38]);[.Y38];NA())" office:value-type="float" office:value="0">
            <text:p>Err :508</text:p>
          </table:table-cell>
          <table:table-cell table:formula="of:=IF(ISERROR([.AA38]);[.Z38];NA())" office:value-type="float" office:value="0">
            <text:p>Err :508</text:p>
          </table:table-cell>
          <table:table-cell table:formula="of:=IF(ISERROR([.AB38]);[.AA38];NA())" office:value-type="float" office:value="0">
            <text:p>Err :508</text:p>
          </table:table-cell>
          <table:table-cell table:formula="of:=IF(ISERROR([.AC38]);[.AB38];NA())" office:value-type="float" office:value="0">
            <text:p>Err :508</text:p>
          </table:table-cell>
          <table:table-cell table:formula="of:=IF(ISERROR([.AD38]);[.AC38];NA())" office:value-type="float" office:value="0">
            <text:p>Err :508</text:p>
          </table:table-cell>
          <table:table-cell table:formula="of:=IF(ISERROR([.AE38]);[.AD38];NA())" office:value-type="float" office:value="0">
            <text:p>Err :508</text:p>
          </table:table-cell>
          <table:table-cell table:formula="of:=IF(ISERROR([.AF38]);[.AE38];NA())" office:value-type="float" office:value="0">
            <text:p>Err :508</text:p>
          </table:table-cell>
          <table:table-cell table:formula="of:=IF(ISERROR([.AG38]);[.AF38];NA())" office:value-type="float" office:value="0">
            <text:p>Err :508</text:p>
          </table:table-cell>
          <table:table-cell table:formula="of:=IF(ISERROR([.AH38]);[.AG38];NA())" office:value-type="float" office:value="0">
            <text:p>Err :508</text:p>
          </table:table-cell>
          <table:table-cell table:formula="of:=IF(ISERROR([.AI38]);[.AH38];NA())" office:value-type="float" office:value="0">
            <text:p>Err :508</text:p>
          </table:table-cell>
          <table:table-cell table:number-columns-repeated="990"/>
        </table:table-row>
        <table:table-row table:style-name="ro5">
          <table:table-cell table:number-columns-repeated="2"/>
          <table:table-cell table:formula="of:=[.C39]" office:value-type="float" office:value="0">
            <text:p>Err :508</text:p>
          </table:table-cell>
          <table:table-cell table:formula="of:=UPPER(INDEX(activités['Activité'];MATCH([.$C51];activités[id];0)))" office:value-type="string" office:string-value="Err :508">
            <text:p>Err :508</text:p>
          </table:table-cell>
          <table:table-cell table:formula="of:=IF(ISERROR([.F39]);[.E39];NA())" office:value-type="float" office:value="0">
            <text:p>Err :508</text:p>
          </table:table-cell>
          <table:table-cell table:formula="of:=IF(ISERROR([.G39]);[.F39];NA())" office:value-type="float" office:value="0">
            <text:p>Err :508</text:p>
          </table:table-cell>
          <table:table-cell table:formula="of:=IF(ISERROR([.H39]);[.G39];NA())" office:value-type="float" office:value="0">
            <text:p>Err :508</text:p>
          </table:table-cell>
          <table:table-cell table:formula="of:=IF(ISERROR([.I39]);[.H39];NA())" office:value-type="float" office:value="0">
            <text:p>Err :508</text:p>
          </table:table-cell>
          <table:table-cell table:formula="of:=IF(ISERROR([.J39]);[.I39];NA())" office:value-type="float" office:value="0">
            <text:p>Err :508</text:p>
          </table:table-cell>
          <table:table-cell table:formula="of:=IF(ISERROR([.K39]);[.J39];NA())" office:value-type="float" office:value="0">
            <text:p>Err :508</text:p>
          </table:table-cell>
          <table:table-cell table:formula="of:=IF(ISERROR([.L39]);[.K39];NA())" office:value-type="float" office:value="0">
            <text:p>Err :508</text:p>
          </table:table-cell>
          <table:table-cell table:formula="of:=IF(ISERROR([.M39]);[.L39];NA())" office:value-type="float" office:value="0">
            <text:p>Err :508</text:p>
          </table:table-cell>
          <table:table-cell table:formula="of:=IF(ISERROR([.N39]);[.M39];NA())" office:value-type="float" office:value="0">
            <text:p>Err :508</text:p>
          </table:table-cell>
          <table:table-cell table:formula="of:=IF(ISERROR([.O39]);[.N39];NA())" office:value-type="float" office:value="0">
            <text:p>Err :508</text:p>
          </table:table-cell>
          <table:table-cell table:formula="of:=IF(ISERROR([.P39]);[.O39];NA())" office:value-type="float" office:value="0">
            <text:p>Err :508</text:p>
          </table:table-cell>
          <table:table-cell table:formula="of:=IF(ISERROR([.Q39]);[.P39];NA())" office:value-type="float" office:value="0">
            <text:p>Err :508</text:p>
          </table:table-cell>
          <table:table-cell table:formula="of:=IF(ISERROR([.R39]);[.Q39];NA())" office:value-type="float" office:value="0">
            <text:p>Err :508</text:p>
          </table:table-cell>
          <table:table-cell table:formula="of:=IF(ISERROR([.S39]);[.R39];NA())" office:value-type="float" office:value="0">
            <text:p>Err :508</text:p>
          </table:table-cell>
          <table:table-cell table:formula="of:=IF(ISERROR([.T39]);[.S39];NA())" office:value-type="float" office:value="0">
            <text:p>Err :508</text:p>
          </table:table-cell>
          <table:table-cell table:formula="of:=IF(ISERROR([.U39]);[.T39];NA())" office:value-type="float" office:value="0">
            <text:p>Err :508</text:p>
          </table:table-cell>
          <table:table-cell table:formula="of:=IF(ISERROR([.V39]);[.U39];NA())" office:value-type="float" office:value="0">
            <text:p>Err :508</text:p>
          </table:table-cell>
          <table:table-cell table:formula="of:=IF(ISERROR([.W39]);[.V39];NA())" office:value-type="float" office:value="0">
            <text:p>Err :508</text:p>
          </table:table-cell>
          <table:table-cell table:formula="of:=IF(ISERROR([.X39]);[.W39];NA())" office:value-type="float" office:value="0">
            <text:p>Err :508</text:p>
          </table:table-cell>
          <table:table-cell table:formula="of:=IF(ISERROR([.Y39]);[.X39];NA())" office:value-type="float" office:value="0">
            <text:p>Err :508</text:p>
          </table:table-cell>
          <table:table-cell table:formula="of:=IF(ISERROR([.Z39]);[.Y39];NA())" office:value-type="float" office:value="0">
            <text:p>Err :508</text:p>
          </table:table-cell>
          <table:table-cell table:formula="of:=IF(ISERROR([.AA39]);[.Z39];NA())" office:value-type="float" office:value="0">
            <text:p>Err :508</text:p>
          </table:table-cell>
          <table:table-cell table:formula="of:=IF(ISERROR([.AB39]);[.AA39];NA())" office:value-type="float" office:value="0">
            <text:p>Err :508</text:p>
          </table:table-cell>
          <table:table-cell table:formula="of:=IF(ISERROR([.AC39]);[.AB39];NA())" office:value-type="float" office:value="0">
            <text:p>Err :508</text:p>
          </table:table-cell>
          <table:table-cell table:formula="of:=IF(ISERROR([.AD39]);[.AC39];NA())" office:value-type="float" office:value="0">
            <text:p>Err :508</text:p>
          </table:table-cell>
          <table:table-cell table:formula="of:=IF(ISERROR([.AE39]);[.AD39];NA())" office:value-type="float" office:value="0">
            <text:p>Err :508</text:p>
          </table:table-cell>
          <table:table-cell table:formula="of:=IF(ISERROR([.AF39]);[.AE39];NA())" office:value-type="float" office:value="0">
            <text:p>Err :508</text:p>
          </table:table-cell>
          <table:table-cell table:formula="of:=IF(ISERROR([.AG39]);[.AF39];NA())" office:value-type="float" office:value="0">
            <text:p>Err :508</text:p>
          </table:table-cell>
          <table:table-cell table:formula="of:=IF(ISERROR([.AH39]);[.AG39];NA())" office:value-type="float" office:value="0">
            <text:p>Err :508</text:p>
          </table:table-cell>
          <table:table-cell table:formula="of:=IF(ISERROR([.AI39]);[.AH39];NA())" office:value-type="float" office:value="0">
            <text:p>Err :508</text:p>
          </table:table-cell>
          <table:table-cell table:number-columns-repeated="990"/>
        </table:table-row>
        <table:table-row table:style-name="ro5">
          <table:table-cell table:number-columns-repeated="2"/>
          <table:table-cell table:formula="of:=[.C40]" office:value-type="float" office:value="0">
            <text:p>Err :508</text:p>
          </table:table-cell>
          <table:table-cell table:formula="of:=UPPER(INDEX(activités['Activité'];MATCH([.$C52];activités[id];0)))" office:value-type="string" office:string-value="Err :508">
            <text:p>Err :508</text:p>
          </table:table-cell>
          <table:table-cell table:formula="of:=IF(ISERROR([.F40]);[.E40];NA())" office:value-type="float" office:value="0">
            <text:p>Err :508</text:p>
          </table:table-cell>
          <table:table-cell table:formula="of:=IF(ISERROR([.G40]);[.F40];NA())" office:value-type="float" office:value="0">
            <text:p>Err :508</text:p>
          </table:table-cell>
          <table:table-cell table:formula="of:=IF(ISERROR([.H40]);[.G40];NA())" office:value-type="float" office:value="0">
            <text:p>Err :508</text:p>
          </table:table-cell>
          <table:table-cell table:formula="of:=IF(ISERROR([.I40]);[.H40];NA())" office:value-type="float" office:value="0">
            <text:p>Err :508</text:p>
          </table:table-cell>
          <table:table-cell table:formula="of:=IF(ISERROR([.J40]);[.I40];NA())" office:value-type="float" office:value="0">
            <text:p>Err :508</text:p>
          </table:table-cell>
          <table:table-cell table:formula="of:=IF(ISERROR([.K40]);[.J40];NA())" office:value-type="float" office:value="0">
            <text:p>Err :508</text:p>
          </table:table-cell>
          <table:table-cell table:formula="of:=IF(ISERROR([.L40]);[.K40];NA())" office:value-type="float" office:value="0">
            <text:p>Err :508</text:p>
          </table:table-cell>
          <table:table-cell table:formula="of:=IF(ISERROR([.M40]);[.L40];NA())" office:value-type="float" office:value="0">
            <text:p>Err :508</text:p>
          </table:table-cell>
          <table:table-cell table:formula="of:=IF(ISERROR([.N40]);[.M40];NA())" office:value-type="float" office:value="0">
            <text:p>Err :508</text:p>
          </table:table-cell>
          <table:table-cell table:formula="of:=IF(ISERROR([.O40]);[.N40];NA())" office:value-type="float" office:value="0">
            <text:p>Err :508</text:p>
          </table:table-cell>
          <table:table-cell table:formula="of:=IF(ISERROR([.P40]);[.O40];NA())" office:value-type="float" office:value="0">
            <text:p>Err :508</text:p>
          </table:table-cell>
          <table:table-cell table:formula="of:=IF(ISERROR([.Q40]);[.P40];NA())" office:value-type="float" office:value="0">
            <text:p>Err :508</text:p>
          </table:table-cell>
          <table:table-cell table:formula="of:=IF(ISERROR([.R40]);[.Q40];NA())" office:value-type="float" office:value="0">
            <text:p>Err :508</text:p>
          </table:table-cell>
          <table:table-cell table:formula="of:=IF(ISERROR([.S40]);[.R40];NA())" office:value-type="float" office:value="0">
            <text:p>Err :508</text:p>
          </table:table-cell>
          <table:table-cell table:formula="of:=IF(ISERROR([.T40]);[.S40];NA())" office:value-type="float" office:value="0">
            <text:p>Err :508</text:p>
          </table:table-cell>
          <table:table-cell table:formula="of:=IF(ISERROR([.U40]);[.T40];NA())" office:value-type="float" office:value="0">
            <text:p>Err :508</text:p>
          </table:table-cell>
          <table:table-cell table:formula="of:=IF(ISERROR([.V40]);[.U40];NA())" office:value-type="float" office:value="0">
            <text:p>Err :508</text:p>
          </table:table-cell>
          <table:table-cell table:formula="of:=IF(ISERROR([.W40]);[.V40];NA())" office:value-type="float" office:value="0">
            <text:p>Err :508</text:p>
          </table:table-cell>
          <table:table-cell table:formula="of:=IF(ISERROR([.X40]);[.W40];NA())" office:value-type="float" office:value="0">
            <text:p>Err :508</text:p>
          </table:table-cell>
          <table:table-cell table:formula="of:=IF(ISERROR([.Y40]);[.X40];NA())" office:value-type="float" office:value="0">
            <text:p>Err :508</text:p>
          </table:table-cell>
          <table:table-cell table:formula="of:=IF(ISERROR([.Z40]);[.Y40];NA())" office:value-type="float" office:value="0">
            <text:p>Err :508</text:p>
          </table:table-cell>
          <table:table-cell table:formula="of:=IF(ISERROR([.AA40]);[.Z40];NA())" office:value-type="float" office:value="0">
            <text:p>Err :508</text:p>
          </table:table-cell>
          <table:table-cell table:formula="of:=IF(ISERROR([.AB40]);[.AA40];NA())" office:value-type="float" office:value="0">
            <text:p>Err :508</text:p>
          </table:table-cell>
          <table:table-cell table:formula="of:=IF(ISERROR([.AC40]);[.AB40];NA())" office:value-type="float" office:value="0">
            <text:p>Err :508</text:p>
          </table:table-cell>
          <table:table-cell table:formula="of:=IF(ISERROR([.AD40]);[.AC40];NA())" office:value-type="float" office:value="0">
            <text:p>Err :508</text:p>
          </table:table-cell>
          <table:table-cell table:formula="of:=IF(ISERROR([.AE40]);[.AD40];NA())" office:value-type="float" office:value="0">
            <text:p>Err :508</text:p>
          </table:table-cell>
          <table:table-cell table:formula="of:=IF(ISERROR([.AF40]);[.AE40];NA())" office:value-type="float" office:value="0">
            <text:p>Err :508</text:p>
          </table:table-cell>
          <table:table-cell table:formula="of:=IF(ISERROR([.AG40]);[.AF40];NA())" office:value-type="float" office:value="0">
            <text:p>Err :508</text:p>
          </table:table-cell>
          <table:table-cell table:formula="of:=IF(ISERROR([.AH40]);[.AG40];NA())" office:value-type="float" office:value="0">
            <text:p>Err :508</text:p>
          </table:table-cell>
          <table:table-cell table:formula="of:=IF(ISERROR([.AI40]);[.AH40];NA())" office:value-type="float" office:value="0">
            <text:p>Err :508</text:p>
          </table:table-cell>
          <table:table-cell table:number-columns-repeated="99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4"/>
          <table:table-cell table:style-name="ce18" table:formula="of:=[.E31]" office:value-type="date" office:date-value="2014-12-02">
            <text:p>02/12/2014</text:p>
          </table:table-cell>
          <table:table-cell table:style-name="ce18" table:formula="of:=[.F31]" office:value-type="date" office:date-value="2014-12-03">
            <text:p>03/12/2014</text:p>
          </table:table-cell>
          <table:table-cell table:style-name="ce18" table:formula="of:=[.G31]" office:value-type="date" office:date-value="2014-12-04">
            <text:p>04/12/2014</text:p>
          </table:table-cell>
          <table:table-cell table:style-name="ce18" table:formula="of:=[.H31]" office:value-type="date" office:date-value="2014-12-05">
            <text:p>05/12/2014</text:p>
          </table:table-cell>
          <table:table-cell table:style-name="ce18" table:formula="of:=[.I31]" office:value-type="date" office:date-value="2014-12-06">
            <text:p>06/12/2014</text:p>
          </table:table-cell>
          <table:table-cell table:style-name="ce18" table:formula="of:=[.J31]" office:value-type="date" office:date-value="2014-12-07">
            <text:p>07/12/2014</text:p>
          </table:table-cell>
          <table:table-cell table:style-name="ce18" table:formula="of:=[.K31]" office:value-type="date" office:date-value="2014-12-08">
            <text:p>08/12/2014</text:p>
          </table:table-cell>
          <table:table-cell table:style-name="ce18" table:formula="of:=[.L31]" office:value-type="date" office:date-value="2014-12-09">
            <text:p>09/12/2014</text:p>
          </table:table-cell>
          <table:table-cell table:style-name="ce18" table:formula="of:=[.M31]" office:value-type="date" office:date-value="2014-12-10">
            <text:p>10/12/2014</text:p>
          </table:table-cell>
          <table:table-cell table:style-name="ce18" table:formula="of:=[.N31]" office:value-type="date" office:date-value="2014-12-11">
            <text:p>11/12/2014</text:p>
          </table:table-cell>
          <table:table-cell table:style-name="ce18" table:formula="of:=[.O31]" office:value-type="date" office:date-value="2014-12-12">
            <text:p>12/12/2014</text:p>
          </table:table-cell>
          <table:table-cell table:style-name="ce18" table:formula="of:=[.P31]" office:value-type="date" office:date-value="2014-12-13">
            <text:p>13/12/2014</text:p>
          </table:table-cell>
          <table:table-cell table:style-name="ce18" table:formula="of:=[.Q31]" office:value-type="date" office:date-value="2014-12-14">
            <text:p>14/12/2014</text:p>
          </table:table-cell>
          <table:table-cell table:style-name="ce18" table:formula="of:=[.R31]" office:value-type="date" office:date-value="2014-12-15">
            <text:p>15/12/2014</text:p>
          </table:table-cell>
          <table:table-cell table:style-name="ce18" table:formula="of:=[.S31]" office:value-type="date" office:date-value="2014-12-16">
            <text:p>16/12/2014</text:p>
          </table:table-cell>
          <table:table-cell table:style-name="ce18" table:formula="of:=[.T31]" office:value-type="date" office:date-value="2014-12-17">
            <text:p>17/12/2014</text:p>
          </table:table-cell>
          <table:table-cell table:style-name="ce18" table:formula="of:=[.U31]" office:value-type="date" office:date-value="2014-12-18">
            <text:p>18/12/2014</text:p>
          </table:table-cell>
          <table:table-cell table:style-name="ce18" table:formula="of:=[.V31]" office:value-type="date" office:date-value="2014-12-19">
            <text:p>19/12/2014</text:p>
          </table:table-cell>
          <table:table-cell table:style-name="ce18" table:formula="of:=[.W31]" office:value-type="date" office:date-value="2014-12-20">
            <text:p>20/12/2014</text:p>
          </table:table-cell>
          <table:table-cell table:style-name="ce18" table:formula="of:=[.X31]" office:value-type="date" office:date-value="2014-12-21">
            <text:p>21/12/2014</text:p>
          </table:table-cell>
          <table:table-cell table:style-name="ce18" table:formula="of:=[.Y31]" office:value-type="date" office:date-value="2014-12-22">
            <text:p>22/12/2014</text:p>
          </table:table-cell>
          <table:table-cell table:style-name="ce18" table:formula="of:=[.Z31]" office:value-type="date" office:date-value="2014-12-23">
            <text:p>23/12/2014</text:p>
          </table:table-cell>
          <table:table-cell table:style-name="ce18" table:formula="of:=[.AA31]" office:value-type="date" office:date-value="2014-12-24">
            <text:p>24/12/2014</text:p>
          </table:table-cell>
          <table:table-cell table:style-name="ce18" table:formula="of:=[.AB31]" office:value-type="date" office:date-value="2014-12-25">
            <text:p>25/12/2014</text:p>
          </table:table-cell>
          <table:table-cell table:style-name="ce18" table:formula="of:=[.AC31]" office:value-type="date" office:date-value="2014-12-26">
            <text:p>26/12/2014</text:p>
          </table:table-cell>
          <table:table-cell table:style-name="ce18" table:formula="of:=[.AD31]" office:value-type="date" office:date-value="2014-12-27">
            <text:p>27/12/2014</text:p>
          </table:table-cell>
          <table:table-cell table:style-name="ce18" table:formula="of:=[.AE31]" office:value-type="date" office:date-value="2014-12-28">
            <text:p>28/12/2014</text:p>
          </table:table-cell>
          <table:table-cell table:style-name="ce18" table:formula="of:=[.AF31]" office:value-type="date" office:date-value="2014-12-29">
            <text:p>29/12/2014</text:p>
          </table:table-cell>
          <table:table-cell table:style-name="ce18" table:formula="of:=[.AG31]" office:value-type="date" office:date-value="2014-12-30">
            <text:p>30/12/2014</text:p>
          </table:table-cell>
          <table:table-cell table:style-name="ce18" table:formula="of:=[.AH31]" office:value-type="date" office:date-value="2014-12-31">
            <text:p>31/12/2014</text:p>
          </table:table-cell>
          <table:table-cell table:number-columns-repeated="990"/>
        </table:table-row>
        <table:table-row table:style-name="ro5">
          <table:table-cell table:number-columns-repeated="3"/>
          <table:table-cell office:value-type="string">
            <text:p>Aujourd’hui</text:p>
          </table:table-cell>
          <table:table-cell table:formula="of:=IF([.E55]=[.$D$3];5;NA())" office:value-type="float" office:value="0">
            <text:p>#N/D</text:p>
          </table:table-cell>
          <table:table-cell table:formula="of:=IF([.F55]=[.$D$3];5;NA())" office:value-type="float" office:value="0">
            <text:p>#N/D</text:p>
          </table:table-cell>
          <table:table-cell table:formula="of:=IF([.G55]=[.$D$3];5;NA())" office:value-type="float" office:value="0">
            <text:p>#N/D</text:p>
          </table:table-cell>
          <table:table-cell table:formula="of:=IF([.H55]=[.$D$3];5;NA())" office:value-type="float" office:value="0">
            <text:p>#N/D</text:p>
          </table:table-cell>
          <table:table-cell table:formula="of:=IF([.I55]=[.$D$3];5;NA())" office:value-type="float" office:value="0">
            <text:p>#N/D</text:p>
          </table:table-cell>
          <table:table-cell table:formula="of:=IF([.J55]=[.$D$3];5;NA())" office:value-type="float" office:value="0">
            <text:p>#N/D</text:p>
          </table:table-cell>
          <table:table-cell table:formula="of:=IF([.K55]=[.$D$3];5;NA())" office:value-type="float" office:value="0">
            <text:p>#N/D</text:p>
          </table:table-cell>
          <table:table-cell table:formula="of:=IF([.L55]=[.$D$3];5;NA())" office:value-type="float" office:value="0">
            <text:p>#N/D</text:p>
          </table:table-cell>
          <table:table-cell table:formula="of:=IF([.M55]=[.$D$3];5;NA())" office:value-type="float" office:value="0">
            <text:p>#N/D</text:p>
          </table:table-cell>
          <table:table-cell table:formula="of:=IF([.N55]=[.$D$3];5;NA())" office:value-type="float" office:value="0">
            <text:p>#N/D</text:p>
          </table:table-cell>
          <table:table-cell table:formula="of:=IF([.O55]=[.$D$3];5;NA())" office:value-type="float" office:value="0">
            <text:p>#N/D</text:p>
          </table:table-cell>
          <table:table-cell table:formula="of:=IF([.P55]=[.$D$3];5;NA())" office:value-type="float" office:value="0">
            <text:p>#N/D</text:p>
          </table:table-cell>
          <table:table-cell table:formula="of:=IF([.Q55]=[.$D$3];5;NA())" office:value-type="float" office:value="0">
            <text:p>#N/D</text:p>
          </table:table-cell>
          <table:table-cell table:formula="of:=IF([.R55]=[.$D$3];5;NA())" office:value-type="float" office:value="0">
            <text:p>#N/D</text:p>
          </table:table-cell>
          <table:table-cell table:formula="of:=IF([.S55]=[.$D$3];5;NA())" office:value-type="float" office:value="0">
            <text:p>#N/D</text:p>
          </table:table-cell>
          <table:table-cell table:formula="of:=IF([.T55]=[.$D$3];5;NA())" office:value-type="float" office:value="0">
            <text:p>#N/D</text:p>
          </table:table-cell>
          <table:table-cell table:formula="of:=IF([.U55]=[.$D$3];5;NA())" office:value-type="float" office:value="0">
            <text:p>#N/D</text:p>
          </table:table-cell>
          <table:table-cell table:formula="of:=IF([.V55]=[.$D$3];5;NA())" office:value-type="float" office:value="0">
            <text:p>#N/D</text:p>
          </table:table-cell>
          <table:table-cell table:formula="of:=IF([.W55]=[.$D$3];5;NA())" office:value-type="float" office:value="0">
            <text:p>#N/D</text:p>
          </table:table-cell>
          <table:table-cell table:formula="of:=IF([.X55]=[.$D$3];5;NA())" office:value-type="float" office:value="0">
            <text:p>#N/D</text:p>
          </table:table-cell>
          <table:table-cell table:formula="of:=IF([.Y55]=[.$D$3];5;NA())" office:value-type="float" office:value="0">
            <text:p>#N/D</text:p>
          </table:table-cell>
          <table:table-cell table:formula="of:=IF([.Z55]=[.$D$3];5;NA())" office:value-type="float" office:value="0">
            <text:p>#N/D</text:p>
          </table:table-cell>
          <table:table-cell table:formula="of:=IF([.AA55]=[.$D$3];5;NA())" office:value-type="float" office:value="0">
            <text:p>#N/D</text:p>
          </table:table-cell>
          <table:table-cell table:formula="of:=IF([.AB55]=[.$D$3];5;NA())" office:value-type="float" office:value="0">
            <text:p>#N/D</text:p>
          </table:table-cell>
          <table:table-cell table:formula="of:=IF([.AC55]=[.$D$3];5;NA())" office:value-type="float" office:value="0">
            <text:p>#N/D</text:p>
          </table:table-cell>
          <table:table-cell table:formula="of:=IF([.AD55]=[.$D$3];5;NA())" office:value-type="float" office:value="0">
            <text:p>#N/D</text:p>
          </table:table-cell>
          <table:table-cell table:formula="of:=IF([.AE55]=[.$D$3];5;NA())" office:value-type="float" office:value="0">
            <text:p>#N/D</text:p>
          </table:table-cell>
          <table:table-cell table:formula="of:=IF([.AF55]=[.$D$3];5;NA())" office:value-type="float" office:value="0">
            <text:p>#N/D</text:p>
          </table:table-cell>
          <table:table-cell table:formula="of:=IF([.AG55]=[.$D$3];5;NA())" office:value-type="float" office:value="0">
            <text:p>#N/D</text:p>
          </table:table-cell>
          <table:table-cell table:formula="of:=IF([.AH55]=[.$D$3];5;NA())" office:value-type="float" office:value="0">
            <text:p>#N/D</text:p>
          </table:table-cell>
          <table:table-cell table:number-columns-repeated="99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ce19" table:formula="of:=DATE(YEAR(MIN([.E55:.AH55]));MONTH(MIN([.E55:.AH55]));1)" office:value-type="date" office:date-value="2014-12-01">
            <text:p>déc. 2014</text:p>
          </table:table-cell>
          <table:table-cell table:formula="of:=IF(MEDIAN([.$D58];[.E$55];EOMONTH([.$D58];0))=[.E$55];0.5;NA())" office:value-type="float" office:value="0.5">
            <text:p>0,5</text:p>
          </table:table-cell>
          <table:table-cell table:formula="of:=IF(MEDIAN([.$D58];[.F$55];EOMONTH([.$D58];0))=[.F$55];0.5;NA())" office:value-type="float" office:value="0.5">
            <text:p>0,5</text:p>
          </table:table-cell>
          <table:table-cell table:formula="of:=IF(MEDIAN([.$D58];[.G$55];EOMONTH([.$D58];0))=[.G$55];0.5;NA())" office:value-type="float" office:value="0.5">
            <text:p>0,5</text:p>
          </table:table-cell>
          <table:table-cell table:formula="of:=IF(MEDIAN([.$D58];[.H$55];EOMONTH([.$D58];0))=[.H$55];0.5;NA())" office:value-type="float" office:value="0.5">
            <text:p>0,5</text:p>
          </table:table-cell>
          <table:table-cell table:formula="of:=IF(MEDIAN([.$D58];[.I$55];EOMONTH([.$D58];0))=[.I$55];0.5;NA())" office:value-type="float" office:value="0.5">
            <text:p>0,5</text:p>
          </table:table-cell>
          <table:table-cell table:formula="of:=IF(MEDIAN([.$D58];[.J$55];EOMONTH([.$D58];0))=[.J$55];0.5;NA())" office:value-type="float" office:value="0.5">
            <text:p>0,5</text:p>
          </table:table-cell>
          <table:table-cell table:formula="of:=IF(MEDIAN([.$D58];[.K$55];EOMONTH([.$D58];0))=[.K$55];0.5;NA())" office:value-type="float" office:value="0.5">
            <text:p>0,5</text:p>
          </table:table-cell>
          <table:table-cell table:formula="of:=IF(MEDIAN([.$D58];[.L$55];EOMONTH([.$D58];0))=[.L$55];0.5;NA())" office:value-type="float" office:value="0.5">
            <text:p>0,5</text:p>
          </table:table-cell>
          <table:table-cell table:formula="of:=IF(MEDIAN([.$D58];[.M$55];EOMONTH([.$D58];0))=[.M$55];0.5;NA())" office:value-type="float" office:value="0.5">
            <text:p>0,5</text:p>
          </table:table-cell>
          <table:table-cell table:formula="of:=IF(MEDIAN([.$D58];[.N$55];EOMONTH([.$D58];0))=[.N$55];0.5;NA())" office:value-type="float" office:value="0.5">
            <text:p>0,5</text:p>
          </table:table-cell>
          <table:table-cell table:formula="of:=IF(MEDIAN([.$D58];[.O$55];EOMONTH([.$D58];0))=[.O$55];0.5;NA())" office:value-type="float" office:value="0.5">
            <text:p>0,5</text:p>
          </table:table-cell>
          <table:table-cell table:formula="of:=IF(MEDIAN([.$D58];[.P$55];EOMONTH([.$D58];0))=[.P$55];0.5;NA())" office:value-type="float" office:value="0.5">
            <text:p>0,5</text:p>
          </table:table-cell>
          <table:table-cell table:formula="of:=IF(MEDIAN([.$D58];[.Q$55];EOMONTH([.$D58];0))=[.Q$55];0.5;NA())" office:value-type="float" office:value="0.5">
            <text:p>0,5</text:p>
          </table:table-cell>
          <table:table-cell table:formula="of:=IF(MEDIAN([.$D58];[.R$55];EOMONTH([.$D58];0))=[.R$55];0.5;NA())" office:value-type="float" office:value="0.5">
            <text:p>0,5</text:p>
          </table:table-cell>
          <table:table-cell table:formula="of:=IF(MEDIAN([.$D58];[.S$55];EOMONTH([.$D58];0))=[.S$55];0.5;NA())" office:value-type="float" office:value="0.5">
            <text:p>0,5</text:p>
          </table:table-cell>
          <table:table-cell table:formula="of:=IF(MEDIAN([.$D58];[.T$55];EOMONTH([.$D58];0))=[.T$55];0.5;NA())" office:value-type="float" office:value="0.5">
            <text:p>0,5</text:p>
          </table:table-cell>
          <table:table-cell table:formula="of:=IF(MEDIAN([.$D58];[.U$55];EOMONTH([.$D58];0))=[.U$55];0.5;NA())" office:value-type="float" office:value="0.5">
            <text:p>0,5</text:p>
          </table:table-cell>
          <table:table-cell table:formula="of:=IF(MEDIAN([.$D58];[.V$55];EOMONTH([.$D58];0))=[.V$55];0.5;NA())" office:value-type="float" office:value="0.5">
            <text:p>0,5</text:p>
          </table:table-cell>
          <table:table-cell table:formula="of:=IF(MEDIAN([.$D58];[.W$55];EOMONTH([.$D58];0))=[.W$55];0.5;NA())" office:value-type="float" office:value="0.5">
            <text:p>0,5</text:p>
          </table:table-cell>
          <table:table-cell table:formula="of:=IF(MEDIAN([.$D58];[.X$55];EOMONTH([.$D58];0))=[.X$55];0.5;NA())" office:value-type="float" office:value="0.5">
            <text:p>0,5</text:p>
          </table:table-cell>
          <table:table-cell table:formula="of:=IF(MEDIAN([.$D58];[.Y$55];EOMONTH([.$D58];0))=[.Y$55];0.5;NA())" office:value-type="float" office:value="0.5">
            <text:p>0,5</text:p>
          </table:table-cell>
          <table:table-cell table:formula="of:=IF(MEDIAN([.$D58];[.Z$55];EOMONTH([.$D58];0))=[.Z$55];0.5;NA())" office:value-type="float" office:value="0.5">
            <text:p>0,5</text:p>
          </table:table-cell>
          <table:table-cell table:formula="of:=IF(MEDIAN([.$D58];[.AA$55];EOMONTH([.$D58];0))=[.AA$55];0.5;NA())" office:value-type="float" office:value="0.5">
            <text:p>0,5</text:p>
          </table:table-cell>
          <table:table-cell table:formula="of:=IF(MEDIAN([.$D58];[.AB$55];EOMONTH([.$D58];0))=[.AB$55];0.5;NA())" office:value-type="float" office:value="0.5">
            <text:p>0,5</text:p>
          </table:table-cell>
          <table:table-cell table:formula="of:=IF(MEDIAN([.$D58];[.AC$55];EOMONTH([.$D58];0))=[.AC$55];0.5;NA())" office:value-type="float" office:value="0.5">
            <text:p>0,5</text:p>
          </table:table-cell>
          <table:table-cell table:formula="of:=IF(MEDIAN([.$D58];[.AD$55];EOMONTH([.$D58];0))=[.AD$55];0.5;NA())" office:value-type="float" office:value="0.5">
            <text:p>0,5</text:p>
          </table:table-cell>
          <table:table-cell table:formula="of:=IF(MEDIAN([.$D58];[.AE$55];EOMONTH([.$D58];0))=[.AE$55];0.5;NA())" office:value-type="float" office:value="0.5">
            <text:p>0,5</text:p>
          </table:table-cell>
          <table:table-cell table:formula="of:=IF(MEDIAN([.$D58];[.AF$55];EOMONTH([.$D58];0))=[.AF$55];0.5;NA())" office:value-type="float" office:value="0.5">
            <text:p>0,5</text:p>
          </table:table-cell>
          <table:table-cell table:formula="of:=IF(MEDIAN([.$D58];[.AG$55];EOMONTH([.$D58];0))=[.AG$55];0.5;NA())" office:value-type="float" office:value="0.5">
            <text:p>0,5</text:p>
          </table:table-cell>
          <table:table-cell table:formula="of:=IF(MEDIAN([.$D58];[.AH$55];EOMONTH([.$D58];0))=[.AH$55];0.5;NA())" office:value-type="float" office:value="0.5">
            <text:p>0,5</text:p>
          </table:table-cell>
          <table:table-cell table:number-columns-repeated="990"/>
        </table:table-row>
        <table:table-row table:style-name="ro5">
          <table:table-cell table:number-columns-repeated="3"/>
          <table:table-cell table:style-name="ce19" table:formula="of:=TEXT([.D58];&quot;mmm aaaa&quot;) &amp; &quot; -Bande supérieure&quot;" office:value-type="string" office:string-value="déc. 2014 -Bande supérieure">
            <text:p>déc. 2014 -Bande supérieure</text:p>
          </table:table-cell>
          <table:table-cell table:formula="of:=[.E58]+12.5" office:value-type="float" office:value="13">
            <text:p>13</text:p>
          </table:table-cell>
          <table:table-cell table:formula="of:=[.F58]+12.5" office:value-type="float" office:value="13">
            <text:p>13</text:p>
          </table:table-cell>
          <table:table-cell table:formula="of:=[.G58]+12.5" office:value-type="float" office:value="13">
            <text:p>13</text:p>
          </table:table-cell>
          <table:table-cell table:formula="of:=[.H58]+12.5" office:value-type="float" office:value="13">
            <text:p>13</text:p>
          </table:table-cell>
          <table:table-cell table:formula="of:=[.I58]+12.5" office:value-type="float" office:value="13">
            <text:p>13</text:p>
          </table:table-cell>
          <table:table-cell table:formula="of:=[.J58]+12.5" office:value-type="float" office:value="13">
            <text:p>13</text:p>
          </table:table-cell>
          <table:table-cell table:formula="of:=[.K58]+12.5" office:value-type="float" office:value="13">
            <text:p>13</text:p>
          </table:table-cell>
          <table:table-cell table:formula="of:=[.L58]+12.5" office:value-type="float" office:value="13">
            <text:p>13</text:p>
          </table:table-cell>
          <table:table-cell table:formula="of:=[.M58]+12.5" office:value-type="float" office:value="13">
            <text:p>13</text:p>
          </table:table-cell>
          <table:table-cell table:formula="of:=[.N58]+12.5" office:value-type="float" office:value="13">
            <text:p>13</text:p>
          </table:table-cell>
          <table:table-cell table:formula="of:=[.O58]+12.5" office:value-type="float" office:value="13">
            <text:p>13</text:p>
          </table:table-cell>
          <table:table-cell table:formula="of:=[.P58]+12.5" office:value-type="float" office:value="13">
            <text:p>13</text:p>
          </table:table-cell>
          <table:table-cell table:formula="of:=[.Q58]+12.5" office:value-type="float" office:value="13">
            <text:p>13</text:p>
          </table:table-cell>
          <table:table-cell table:formula="of:=[.R58]+12.5" office:value-type="float" office:value="13">
            <text:p>13</text:p>
          </table:table-cell>
          <table:table-cell table:formula="of:=[.S58]+12.5" office:value-type="float" office:value="13">
            <text:p>13</text:p>
          </table:table-cell>
          <table:table-cell table:formula="of:=[.T58]+12.5" office:value-type="float" office:value="13">
            <text:p>13</text:p>
          </table:table-cell>
          <table:table-cell table:formula="of:=[.U58]+12.5" office:value-type="float" office:value="13">
            <text:p>13</text:p>
          </table:table-cell>
          <table:table-cell table:formula="of:=[.V58]+12.5" office:value-type="float" office:value="13">
            <text:p>13</text:p>
          </table:table-cell>
          <table:table-cell table:formula="of:=[.W58]+12.5" office:value-type="float" office:value="13">
            <text:p>13</text:p>
          </table:table-cell>
          <table:table-cell table:formula="of:=[.X58]+12.5" office:value-type="float" office:value="13">
            <text:p>13</text:p>
          </table:table-cell>
          <table:table-cell table:formula="of:=[.Y58]+12.5" office:value-type="float" office:value="13">
            <text:p>13</text:p>
          </table:table-cell>
          <table:table-cell table:formula="of:=[.Z58]+12.5" office:value-type="float" office:value="13">
            <text:p>13</text:p>
          </table:table-cell>
          <table:table-cell table:formula="of:=[.AA58]+12.5" office:value-type="float" office:value="13">
            <text:p>13</text:p>
          </table:table-cell>
          <table:table-cell table:formula="of:=[.AB58]+12.5" office:value-type="float" office:value="13">
            <text:p>13</text:p>
          </table:table-cell>
          <table:table-cell table:formula="of:=[.AC58]+12.5" office:value-type="float" office:value="13">
            <text:p>13</text:p>
          </table:table-cell>
          <table:table-cell table:formula="of:=[.AD58]+12.5" office:value-type="float" office:value="13">
            <text:p>13</text:p>
          </table:table-cell>
          <table:table-cell table:formula="of:=[.AE58]+12.5" office:value-type="float" office:value="13">
            <text:p>13</text:p>
          </table:table-cell>
          <table:table-cell table:formula="of:=[.AF58]+12.5" office:value-type="float" office:value="13">
            <text:p>13</text:p>
          </table:table-cell>
          <table:table-cell table:formula="of:=[.AG58]+12.5" office:value-type="float" office:value="13">
            <text:p>13</text:p>
          </table:table-cell>
          <table:table-cell table:formula="of:=[.AH58]+12.5" office:value-type="float" office:value="13">
            <text:p>13</text:p>
          </table:table-cell>
          <table:table-cell table:number-columns-repeated="990"/>
        </table:table-row>
        <table:table-row table:style-name="ro5">
          <table:table-cell table:number-columns-repeated="3"/>
          <table:table-cell table:style-name="ce19"/>
          <table:table-cell table:number-columns-repeated="1020"/>
        </table:table-row>
        <table:table-row table:style-name="ro5">
          <table:table-cell table:number-columns-repeated="3"/>
          <table:table-cell table:style-name="ce19" table:formula="of:=EOMONTH([.D58];0)+1" office:value-type="date" office:date-value="2015-01-01">
            <text:p>janv. 2015</text:p>
          </table:table-cell>
          <table:table-cell table:formula="of:=IF(MEDIAN([.$D61];[.E$55];EOMONTH([.$D61];0))=[.E$55];0.5;NA())" office:value-type="float" office:value="0">
            <text:p>#N/D</text:p>
          </table:table-cell>
          <table:table-cell table:formula="of:=IF(MEDIAN([.$D61];[.F$55];EOMONTH([.$D61];0))=[.F$55];0.5;NA())" office:value-type="float" office:value="0">
            <text:p>#N/D</text:p>
          </table:table-cell>
          <table:table-cell table:formula="of:=IF(MEDIAN([.$D61];[.G$55];EOMONTH([.$D61];0))=[.G$55];0.5;NA())" office:value-type="float" office:value="0">
            <text:p>#N/D</text:p>
          </table:table-cell>
          <table:table-cell table:formula="of:=IF(MEDIAN([.$D61];[.H$55];EOMONTH([.$D61];0))=[.H$55];0.5;NA())" office:value-type="float" office:value="0">
            <text:p>#N/D</text:p>
          </table:table-cell>
          <table:table-cell table:formula="of:=IF(MEDIAN([.$D61];[.I$55];EOMONTH([.$D61];0))=[.I$55];0.5;NA())" office:value-type="float" office:value="0">
            <text:p>#N/D</text:p>
          </table:table-cell>
          <table:table-cell table:formula="of:=IF(MEDIAN([.$D61];[.J$55];EOMONTH([.$D61];0))=[.J$55];0.5;NA())" office:value-type="float" office:value="0">
            <text:p>#N/D</text:p>
          </table:table-cell>
          <table:table-cell table:formula="of:=IF(MEDIAN([.$D61];[.K$55];EOMONTH([.$D61];0))=[.K$55];0.5;NA())" office:value-type="float" office:value="0">
            <text:p>#N/D</text:p>
          </table:table-cell>
          <table:table-cell table:formula="of:=IF(MEDIAN([.$D61];[.L$55];EOMONTH([.$D61];0))=[.L$55];0.5;NA())" office:value-type="float" office:value="0">
            <text:p>#N/D</text:p>
          </table:table-cell>
          <table:table-cell table:formula="of:=IF(MEDIAN([.$D61];[.M$55];EOMONTH([.$D61];0))=[.M$55];0.5;NA())" office:value-type="float" office:value="0">
            <text:p>#N/D</text:p>
          </table:table-cell>
          <table:table-cell table:formula="of:=IF(MEDIAN([.$D61];[.N$55];EOMONTH([.$D61];0))=[.N$55];0.5;NA())" office:value-type="float" office:value="0">
            <text:p>#N/D</text:p>
          </table:table-cell>
          <table:table-cell table:formula="of:=IF(MEDIAN([.$D61];[.O$55];EOMONTH([.$D61];0))=[.O$55];0.5;NA())" office:value-type="float" office:value="0">
            <text:p>#N/D</text:p>
          </table:table-cell>
          <table:table-cell table:formula="of:=IF(MEDIAN([.$D61];[.P$55];EOMONTH([.$D61];0))=[.P$55];0.5;NA())" office:value-type="float" office:value="0">
            <text:p>#N/D</text:p>
          </table:table-cell>
          <table:table-cell table:formula="of:=IF(MEDIAN([.$D61];[.Q$55];EOMONTH([.$D61];0))=[.Q$55];0.5;NA())" office:value-type="float" office:value="0">
            <text:p>#N/D</text:p>
          </table:table-cell>
          <table:table-cell table:formula="of:=IF(MEDIAN([.$D61];[.R$55];EOMONTH([.$D61];0))=[.R$55];0.5;NA())" office:value-type="float" office:value="0">
            <text:p>#N/D</text:p>
          </table:table-cell>
          <table:table-cell table:formula="of:=IF(MEDIAN([.$D61];[.S$55];EOMONTH([.$D61];0))=[.S$55];0.5;NA())" office:value-type="float" office:value="0">
            <text:p>#N/D</text:p>
          </table:table-cell>
          <table:table-cell table:formula="of:=IF(MEDIAN([.$D61];[.T$55];EOMONTH([.$D61];0))=[.T$55];0.5;NA())" office:value-type="float" office:value="0">
            <text:p>#N/D</text:p>
          </table:table-cell>
          <table:table-cell table:formula="of:=IF(MEDIAN([.$D61];[.U$55];EOMONTH([.$D61];0))=[.U$55];0.5;NA())" office:value-type="float" office:value="0">
            <text:p>#N/D</text:p>
          </table:table-cell>
          <table:table-cell table:formula="of:=IF(MEDIAN([.$D61];[.V$55];EOMONTH([.$D61];0))=[.V$55];0.5;NA())" office:value-type="float" office:value="0">
            <text:p>#N/D</text:p>
          </table:table-cell>
          <table:table-cell table:formula="of:=IF(MEDIAN([.$D61];[.W$55];EOMONTH([.$D61];0))=[.W$55];0.5;NA())" office:value-type="float" office:value="0">
            <text:p>#N/D</text:p>
          </table:table-cell>
          <table:table-cell table:formula="of:=IF(MEDIAN([.$D61];[.X$55];EOMONTH([.$D61];0))=[.X$55];0.5;NA())" office:value-type="float" office:value="0">
            <text:p>#N/D</text:p>
          </table:table-cell>
          <table:table-cell table:formula="of:=IF(MEDIAN([.$D61];[.Y$55];EOMONTH([.$D61];0))=[.Y$55];0.5;NA())" office:value-type="float" office:value="0">
            <text:p>#N/D</text:p>
          </table:table-cell>
          <table:table-cell table:formula="of:=IF(MEDIAN([.$D61];[.Z$55];EOMONTH([.$D61];0))=[.Z$55];0.5;NA())" office:value-type="float" office:value="0">
            <text:p>#N/D</text:p>
          </table:table-cell>
          <table:table-cell table:formula="of:=IF(MEDIAN([.$D61];[.AA$55];EOMONTH([.$D61];0))=[.AA$55];0.5;NA())" office:value-type="float" office:value="0">
            <text:p>#N/D</text:p>
          </table:table-cell>
          <table:table-cell table:formula="of:=IF(MEDIAN([.$D61];[.AB$55];EOMONTH([.$D61];0))=[.AB$55];0.5;NA())" office:value-type="float" office:value="0">
            <text:p>#N/D</text:p>
          </table:table-cell>
          <table:table-cell table:formula="of:=IF(MEDIAN([.$D61];[.AC$55];EOMONTH([.$D61];0))=[.AC$55];0.5;NA())" office:value-type="float" office:value="0">
            <text:p>#N/D</text:p>
          </table:table-cell>
          <table:table-cell table:formula="of:=IF(MEDIAN([.$D61];[.AD$55];EOMONTH([.$D61];0))=[.AD$55];0.5;NA())" office:value-type="float" office:value="0">
            <text:p>#N/D</text:p>
          </table:table-cell>
          <table:table-cell table:formula="of:=IF(MEDIAN([.$D61];[.AE$55];EOMONTH([.$D61];0))=[.AE$55];0.5;NA())" office:value-type="float" office:value="0">
            <text:p>#N/D</text:p>
          </table:table-cell>
          <table:table-cell table:formula="of:=IF(MEDIAN([.$D61];[.AF$55];EOMONTH([.$D61];0))=[.AF$55];0.5;NA())" office:value-type="float" office:value="0">
            <text:p>#N/D</text:p>
          </table:table-cell>
          <table:table-cell table:formula="of:=IF(MEDIAN([.$D61];[.AG$55];EOMONTH([.$D61];0))=[.AG$55];0.5;NA())" office:value-type="float" office:value="0">
            <text:p>#N/D</text:p>
          </table:table-cell>
          <table:table-cell table:formula="of:=IF(MEDIAN([.$D61];[.AH$55];EOMONTH([.$D61];0))=[.AH$55];0.5;NA())" office:value-type="float" office:value="0">
            <text:p>#N/D</text:p>
          </table:table-cell>
          <table:table-cell table:number-columns-repeated="990"/>
        </table:table-row>
        <table:table-row table:style-name="ro5">
          <table:table-cell table:number-columns-repeated="3"/>
          <table:table-cell table:style-name="ce19" table:formula="of:=TEXT([.D61];&quot;mmm aaaa&quot;) &amp; &quot; -Bande supérieure&quot;" office:value-type="string" office:string-value="janv. 2015 -Bande supérieure">
            <text:p>janv. 2015 -Bande supérieure</text:p>
          </table:table-cell>
          <table:table-cell table:formula="of:=[.E61]+12.5" office:value-type="float" office:value="0">
            <text:p>#N/D</text:p>
          </table:table-cell>
          <table:table-cell table:formula="of:=[.F61]+12.5" office:value-type="float" office:value="0">
            <text:p>#N/D</text:p>
          </table:table-cell>
          <table:table-cell table:formula="of:=[.G61]+12.5" office:value-type="float" office:value="0">
            <text:p>#N/D</text:p>
          </table:table-cell>
          <table:table-cell table:formula="of:=[.H61]+12.5" office:value-type="float" office:value="0">
            <text:p>#N/D</text:p>
          </table:table-cell>
          <table:table-cell table:formula="of:=[.I61]+12.5" office:value-type="float" office:value="0">
            <text:p>#N/D</text:p>
          </table:table-cell>
          <table:table-cell table:formula="of:=[.J61]+12.5" office:value-type="float" office:value="0">
            <text:p>#N/D</text:p>
          </table:table-cell>
          <table:table-cell table:formula="of:=[.K61]+12.5" office:value-type="float" office:value="0">
            <text:p>#N/D</text:p>
          </table:table-cell>
          <table:table-cell table:formula="of:=[.L61]+12.5" office:value-type="float" office:value="0">
            <text:p>#N/D</text:p>
          </table:table-cell>
          <table:table-cell table:formula="of:=[.M61]+12.5" office:value-type="float" office:value="0">
            <text:p>#N/D</text:p>
          </table:table-cell>
          <table:table-cell table:formula="of:=[.N61]+12.5" office:value-type="float" office:value="0">
            <text:p>#N/D</text:p>
          </table:table-cell>
          <table:table-cell table:formula="of:=[.O61]+12.5" office:value-type="float" office:value="0">
            <text:p>#N/D</text:p>
          </table:table-cell>
          <table:table-cell table:formula="of:=[.P61]+12.5" office:value-type="float" office:value="0">
            <text:p>#N/D</text:p>
          </table:table-cell>
          <table:table-cell table:formula="of:=[.Q61]+12.5" office:value-type="float" office:value="0">
            <text:p>#N/D</text:p>
          </table:table-cell>
          <table:table-cell table:formula="of:=[.R61]+12.5" office:value-type="float" office:value="0">
            <text:p>#N/D</text:p>
          </table:table-cell>
          <table:table-cell table:formula="of:=[.S61]+12.5" office:value-type="float" office:value="0">
            <text:p>#N/D</text:p>
          </table:table-cell>
          <table:table-cell table:formula="of:=[.T61]+12.5" office:value-type="float" office:value="0">
            <text:p>#N/D</text:p>
          </table:table-cell>
          <table:table-cell table:formula="of:=[.U61]+12.5" office:value-type="float" office:value="0">
            <text:p>#N/D</text:p>
          </table:table-cell>
          <table:table-cell table:formula="of:=[.V61]+12.5" office:value-type="float" office:value="0">
            <text:p>#N/D</text:p>
          </table:table-cell>
          <table:table-cell table:formula="of:=[.W61]+12.5" office:value-type="float" office:value="0">
            <text:p>#N/D</text:p>
          </table:table-cell>
          <table:table-cell table:formula="of:=[.X61]+12.5" office:value-type="float" office:value="0">
            <text:p>#N/D</text:p>
          </table:table-cell>
          <table:table-cell table:formula="of:=[.Y61]+12.5" office:value-type="float" office:value="0">
            <text:p>#N/D</text:p>
          </table:table-cell>
          <table:table-cell table:formula="of:=[.Z61]+12.5" office:value-type="float" office:value="0">
            <text:p>#N/D</text:p>
          </table:table-cell>
          <table:table-cell table:formula="of:=[.AA61]+12.5" office:value-type="float" office:value="0">
            <text:p>#N/D</text:p>
          </table:table-cell>
          <table:table-cell table:formula="of:=[.AB61]+12.5" office:value-type="float" office:value="0">
            <text:p>#N/D</text:p>
          </table:table-cell>
          <table:table-cell table:formula="of:=[.AC61]+12.5" office:value-type="float" office:value="0">
            <text:p>#N/D</text:p>
          </table:table-cell>
          <table:table-cell table:formula="of:=[.AD61]+12.5" office:value-type="float" office:value="0">
            <text:p>#N/D</text:p>
          </table:table-cell>
          <table:table-cell table:formula="of:=[.AE61]+12.5" office:value-type="float" office:value="0">
            <text:p>#N/D</text:p>
          </table:table-cell>
          <table:table-cell table:formula="of:=[.AF61]+12.5" office:value-type="float" office:value="0">
            <text:p>#N/D</text:p>
          </table:table-cell>
          <table:table-cell table:formula="of:=[.AG61]+12.5" office:value-type="float" office:value="0">
            <text:p>#N/D</text:p>
          </table:table-cell>
          <table:table-cell table:formula="of:=[.AH61]+12.5" office:value-type="float" office:value="0">
            <text:p>#N/D</text:p>
          </table:table-cell>
          <table:table-cell table:number-columns-repeated="990"/>
        </table:table-row>
        <table:table-row table:style-name="ro5">
          <table:table-cell table:number-columns-repeated="3"/>
          <table:table-cell table:style-name="ce19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ce19" table:formula="of:=[.D58]+1" office:value-type="date" office:date-value="2014-12-02">
            <text:p>déc. 2014</text:p>
          </table:table-cell>
          <table:table-cell table:formula="of:=IF(MEDIAN([.$D65];[.E$55])=[.E$55];0.5;NA())" office:value-type="float" office:value="0.5">
            <text:p>0,5</text:p>
          </table:table-cell>
          <table:table-cell table:formula="of:=IF(MEDIAN([.$D65];[.F$55])=[.F$55];0.5;NA())" office:value-type="float" office:value="0">
            <text:p>#N/D</text:p>
          </table:table-cell>
          <table:table-cell table:formula="of:=IF(MEDIAN([.$D65];[.G$55])=[.G$55];0.5;NA())" office:value-type="float" office:value="0">
            <text:p>#N/D</text:p>
          </table:table-cell>
          <table:table-cell table:formula="of:=IF(MEDIAN([.$D65];[.H$55])=[.H$55];0.5;NA())" office:value-type="float" office:value="0">
            <text:p>#N/D</text:p>
          </table:table-cell>
          <table:table-cell table:formula="of:=IF(MEDIAN([.$D65];[.I$55])=[.I$55];0.5;NA())" office:value-type="float" office:value="0">
            <text:p>#N/D</text:p>
          </table:table-cell>
          <table:table-cell table:formula="of:=IF(MEDIAN([.$D65];[.J$55])=[.J$55];0.5;NA())" office:value-type="float" office:value="0">
            <text:p>#N/D</text:p>
          </table:table-cell>
          <table:table-cell table:formula="of:=IF(MEDIAN([.$D65];[.K$55])=[.K$55];0.5;NA())" office:value-type="float" office:value="0">
            <text:p>#N/D</text:p>
          </table:table-cell>
          <table:table-cell table:formula="of:=IF(MEDIAN([.$D65];[.L$55])=[.L$55];0.5;NA())" office:value-type="float" office:value="0">
            <text:p>#N/D</text:p>
          </table:table-cell>
          <table:table-cell table:formula="of:=IF(MEDIAN([.$D65];[.M$55])=[.M$55];0.5;NA())" office:value-type="float" office:value="0">
            <text:p>#N/D</text:p>
          </table:table-cell>
          <table:table-cell table:formula="of:=IF(MEDIAN([.$D65];[.N$55])=[.N$55];0.5;NA())" office:value-type="float" office:value="0">
            <text:p>#N/D</text:p>
          </table:table-cell>
          <table:table-cell table:formula="of:=IF(MEDIAN([.$D65];[.O$55])=[.O$55];0.5;NA())" office:value-type="float" office:value="0">
            <text:p>#N/D</text:p>
          </table:table-cell>
          <table:table-cell table:formula="of:=IF(MEDIAN([.$D65];[.P$55])=[.P$55];0.5;NA())" office:value-type="float" office:value="0">
            <text:p>#N/D</text:p>
          </table:table-cell>
          <table:table-cell table:formula="of:=IF(MEDIAN([.$D65];[.Q$55])=[.Q$55];0.5;NA())" office:value-type="float" office:value="0">
            <text:p>#N/D</text:p>
          </table:table-cell>
          <table:table-cell table:formula="of:=IF(MEDIAN([.$D65];[.R$55])=[.R$55];0.5;NA())" office:value-type="float" office:value="0">
            <text:p>#N/D</text:p>
          </table:table-cell>
          <table:table-cell table:formula="of:=IF(MEDIAN([.$D65];[.S$55])=[.S$55];0.5;NA())" office:value-type="float" office:value="0">
            <text:p>#N/D</text:p>
          </table:table-cell>
          <table:table-cell table:formula="of:=IF(MEDIAN([.$D65];[.T$55])=[.T$55];0.5;NA())" office:value-type="float" office:value="0">
            <text:p>#N/D</text:p>
          </table:table-cell>
          <table:table-cell table:formula="of:=IF(MEDIAN([.$D65];[.U$55])=[.U$55];0.5;NA())" office:value-type="float" office:value="0">
            <text:p>#N/D</text:p>
          </table:table-cell>
          <table:table-cell table:formula="of:=IF(MEDIAN([.$D65];[.V$55])=[.V$55];0.5;NA())" office:value-type="float" office:value="0">
            <text:p>#N/D</text:p>
          </table:table-cell>
          <table:table-cell table:formula="of:=IF(MEDIAN([.$D65];[.W$55])=[.W$55];0.5;NA())" office:value-type="float" office:value="0">
            <text:p>#N/D</text:p>
          </table:table-cell>
          <table:table-cell table:formula="of:=IF(MEDIAN([.$D65];[.X$55])=[.X$55];0.5;NA())" office:value-type="float" office:value="0">
            <text:p>#N/D</text:p>
          </table:table-cell>
          <table:table-cell table:formula="of:=IF(MEDIAN([.$D65];[.Y$55])=[.Y$55];0.5;NA())" office:value-type="float" office:value="0">
            <text:p>#N/D</text:p>
          </table:table-cell>
          <table:table-cell table:formula="of:=IF(MEDIAN([.$D65];[.Z$55])=[.Z$55];0.5;NA())" office:value-type="float" office:value="0">
            <text:p>#N/D</text:p>
          </table:table-cell>
          <table:table-cell table:formula="of:=IF(MEDIAN([.$D65];[.AA$55])=[.AA$55];0.5;NA())" office:value-type="float" office:value="0">
            <text:p>#N/D</text:p>
          </table:table-cell>
          <table:table-cell table:formula="of:=IF(MEDIAN([.$D65];[.AB$55])=[.AB$55];0.5;NA())" office:value-type="float" office:value="0">
            <text:p>#N/D</text:p>
          </table:table-cell>
          <table:table-cell table:formula="of:=IF(MEDIAN([.$D65];[.AC$55])=[.AC$55];0.5;NA())" office:value-type="float" office:value="0">
            <text:p>#N/D</text:p>
          </table:table-cell>
          <table:table-cell table:formula="of:=IF(MEDIAN([.$D65];[.AD$55])=[.AD$55];0.5;NA())" office:value-type="float" office:value="0">
            <text:p>#N/D</text:p>
          </table:table-cell>
          <table:table-cell table:formula="of:=IF(MEDIAN([.$D65];[.AE$55])=[.AE$55];0.5;NA())" office:value-type="float" office:value="0">
            <text:p>#N/D</text:p>
          </table:table-cell>
          <table:table-cell table:formula="of:=IF(MEDIAN([.$D65];[.AF$55])=[.AF$55];0.5;NA())" office:value-type="float" office:value="0">
            <text:p>#N/D</text:p>
          </table:table-cell>
          <table:table-cell table:formula="of:=IF(MEDIAN([.$D65];[.AG$55])=[.AG$55];0.5;NA())" office:value-type="float" office:value="0">
            <text:p>#N/D</text:p>
          </table:table-cell>
          <table:table-cell table:formula="of:=IF(MEDIAN([.$D65];[.AH$55])=[.AH$55];0.5;NA())" office:value-type="float" office:value="0">
            <text:p>#N/D</text:p>
          </table:table-cell>
          <table:table-cell table:number-columns-repeated="990"/>
        </table:table-row>
        <table:table-row table:style-name="ro5">
          <table:table-cell table:number-columns-repeated="3"/>
          <table:table-cell table:style-name="ce19" table:formula="of:=[.D61]+1" office:value-type="date" office:date-value="2015-01-02">
            <text:p>janv. 2015</text:p>
          </table:table-cell>
          <table:table-cell table:formula="of:=IF(MEDIAN([.$D66];[.E$55])=[.E$55];0.5;NA())" office:value-type="float" office:value="0">
            <text:p>#N/D</text:p>
          </table:table-cell>
          <table:table-cell table:formula="of:=IF(MEDIAN([.$D66];[.F$55])=[.F$55];0.5;NA())" office:value-type="float" office:value="0">
            <text:p>#N/D</text:p>
          </table:table-cell>
          <table:table-cell table:formula="of:=IF(MEDIAN([.$D66];[.G$55])=[.G$55];0.5;NA())" office:value-type="float" office:value="0">
            <text:p>#N/D</text:p>
          </table:table-cell>
          <table:table-cell table:formula="of:=IF(MEDIAN([.$D66];[.H$55])=[.H$55];0.5;NA())" office:value-type="float" office:value="0">
            <text:p>#N/D</text:p>
          </table:table-cell>
          <table:table-cell table:formula="of:=IF(MEDIAN([.$D66];[.I$55])=[.I$55];0.5;NA())" office:value-type="float" office:value="0">
            <text:p>#N/D</text:p>
          </table:table-cell>
          <table:table-cell table:formula="of:=IF(MEDIAN([.$D66];[.J$55])=[.J$55];0.5;NA())" office:value-type="float" office:value="0">
            <text:p>#N/D</text:p>
          </table:table-cell>
          <table:table-cell table:formula="of:=IF(MEDIAN([.$D66];[.K$55])=[.K$55];0.5;NA())" office:value-type="float" office:value="0">
            <text:p>#N/D</text:p>
          </table:table-cell>
          <table:table-cell table:formula="of:=IF(MEDIAN([.$D66];[.L$55])=[.L$55];0.5;NA())" office:value-type="float" office:value="0">
            <text:p>#N/D</text:p>
          </table:table-cell>
          <table:table-cell table:formula="of:=IF(MEDIAN([.$D66];[.M$55])=[.M$55];0.5;NA())" office:value-type="float" office:value="0">
            <text:p>#N/D</text:p>
          </table:table-cell>
          <table:table-cell table:formula="of:=IF(MEDIAN([.$D66];[.N$55])=[.N$55];0.5;NA())" office:value-type="float" office:value="0">
            <text:p>#N/D</text:p>
          </table:table-cell>
          <table:table-cell table:formula="of:=IF(MEDIAN([.$D66];[.O$55])=[.O$55];0.5;NA())" office:value-type="float" office:value="0">
            <text:p>#N/D</text:p>
          </table:table-cell>
          <table:table-cell table:formula="of:=IF(MEDIAN([.$D66];[.P$55])=[.P$55];0.5;NA())" office:value-type="float" office:value="0">
            <text:p>#N/D</text:p>
          </table:table-cell>
          <table:table-cell table:formula="of:=IF(MEDIAN([.$D66];[.Q$55])=[.Q$55];0.5;NA())" office:value-type="float" office:value="0">
            <text:p>#N/D</text:p>
          </table:table-cell>
          <table:table-cell table:formula="of:=IF(MEDIAN([.$D66];[.R$55])=[.R$55];0.5;NA())" office:value-type="float" office:value="0">
            <text:p>#N/D</text:p>
          </table:table-cell>
          <table:table-cell table:formula="of:=IF(MEDIAN([.$D66];[.S$55])=[.S$55];0.5;NA())" office:value-type="float" office:value="0">
            <text:p>#N/D</text:p>
          </table:table-cell>
          <table:table-cell table:formula="of:=IF(MEDIAN([.$D66];[.T$55])=[.T$55];0.5;NA())" office:value-type="float" office:value="0">
            <text:p>#N/D</text:p>
          </table:table-cell>
          <table:table-cell table:formula="of:=IF(MEDIAN([.$D66];[.U$55])=[.U$55];0.5;NA())" office:value-type="float" office:value="0">
            <text:p>#N/D</text:p>
          </table:table-cell>
          <table:table-cell table:formula="of:=IF(MEDIAN([.$D66];[.V$55])=[.V$55];0.5;NA())" office:value-type="float" office:value="0">
            <text:p>#N/D</text:p>
          </table:table-cell>
          <table:table-cell table:formula="of:=IF(MEDIAN([.$D66];[.W$55])=[.W$55];0.5;NA())" office:value-type="float" office:value="0">
            <text:p>#N/D</text:p>
          </table:table-cell>
          <table:table-cell table:formula="of:=IF(MEDIAN([.$D66];[.X$55])=[.X$55];0.5;NA())" office:value-type="float" office:value="0">
            <text:p>#N/D</text:p>
          </table:table-cell>
          <table:table-cell table:formula="of:=IF(MEDIAN([.$D66];[.Y$55])=[.Y$55];0.5;NA())" office:value-type="float" office:value="0">
            <text:p>#N/D</text:p>
          </table:table-cell>
          <table:table-cell table:formula="of:=IF(MEDIAN([.$D66];[.Z$55])=[.Z$55];0.5;NA())" office:value-type="float" office:value="0">
            <text:p>#N/D</text:p>
          </table:table-cell>
          <table:table-cell table:formula="of:=IF(MEDIAN([.$D66];[.AA$55])=[.AA$55];0.5;NA())" office:value-type="float" office:value="0">
            <text:p>#N/D</text:p>
          </table:table-cell>
          <table:table-cell table:formula="of:=IF(MEDIAN([.$D66];[.AB$55])=[.AB$55];0.5;NA())" office:value-type="float" office:value="0">
            <text:p>#N/D</text:p>
          </table:table-cell>
          <table:table-cell table:formula="of:=IF(MEDIAN([.$D66];[.AC$55])=[.AC$55];0.5;NA())" office:value-type="float" office:value="0">
            <text:p>#N/D</text:p>
          </table:table-cell>
          <table:table-cell table:formula="of:=IF(MEDIAN([.$D66];[.AD$55])=[.AD$55];0.5;NA())" office:value-type="float" office:value="0">
            <text:p>#N/D</text:p>
          </table:table-cell>
          <table:table-cell table:formula="of:=IF(MEDIAN([.$D66];[.AE$55])=[.AE$55];0.5;NA())" office:value-type="float" office:value="0">
            <text:p>#N/D</text:p>
          </table:table-cell>
          <table:table-cell table:formula="of:=IF(MEDIAN([.$D66];[.AF$55])=[.AF$55];0.5;NA())" office:value-type="float" office:value="0">
            <text:p>#N/D</text:p>
          </table:table-cell>
          <table:table-cell table:formula="of:=IF(MEDIAN([.$D66];[.AG$55])=[.AG$55];0.5;NA())" office:value-type="float" office:value="0">
            <text:p>#N/D</text:p>
          </table:table-cell>
          <table:table-cell table:formula="of:=IF(MEDIAN([.$D66];[.AH$55])=[.AH$55];0.5;NA())" office:value-type="float" office:value="0">
            <text:p>#N/D</text:p>
          </table:table-cell>
          <table:table-cell table:number-columns-repeated="99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4"/>
          <table:table-cell office:value-type="float" office:value="2.3">
            <text:p>2,3</text:p>
          </table:table-cell>
          <table:table-cell table:formula="of:=[.E69]" office:value-type="float" office:value="2.3">
            <text:p>2,3</text:p>
          </table:table-cell>
          <table:table-cell table:formula="of:=[.F69]" office:value-type="float" office:value="2.3">
            <text:p>2,3</text:p>
          </table:table-cell>
          <table:table-cell table:formula="of:=[.G69]" office:value-type="float" office:value="2.3">
            <text:p>2,3</text:p>
          </table:table-cell>
          <table:table-cell table:formula="of:=[.H69]" office:value-type="float" office:value="2.3">
            <text:p>2,3</text:p>
          </table:table-cell>
          <table:table-cell table:formula="of:=[.I69]" office:value-type="float" office:value="2.3">
            <text:p>2,3</text:p>
          </table:table-cell>
          <table:table-cell table:formula="of:=[.J69]" office:value-type="float" office:value="2.3">
            <text:p>2,3</text:p>
          </table:table-cell>
          <table:table-cell table:formula="of:=[.K69]" office:value-type="float" office:value="2.3">
            <text:p>2,3</text:p>
          </table:table-cell>
          <table:table-cell table:formula="of:=[.L69]" office:value-type="float" office:value="2.3">
            <text:p>2,3</text:p>
          </table:table-cell>
          <table:table-cell table:formula="of:=[.M69]" office:value-type="float" office:value="2.3">
            <text:p>2,3</text:p>
          </table:table-cell>
          <table:table-cell table:formula="of:=[.N69]" office:value-type="float" office:value="2.3">
            <text:p>2,3</text:p>
          </table:table-cell>
          <table:table-cell table:formula="of:=[.O69]" office:value-type="float" office:value="2.3">
            <text:p>2,3</text:p>
          </table:table-cell>
          <table:table-cell table:formula="of:=[.P69]" office:value-type="float" office:value="2.3">
            <text:p>2,3</text:p>
          </table:table-cell>
          <table:table-cell table:formula="of:=[.Q69]" office:value-type="float" office:value="2.3">
            <text:p>2,3</text:p>
          </table:table-cell>
          <table:table-cell table:formula="of:=[.R69]" office:value-type="float" office:value="2.3">
            <text:p>2,3</text:p>
          </table:table-cell>
          <table:table-cell table:formula="of:=[.S69]" office:value-type="float" office:value="2.3">
            <text:p>2,3</text:p>
          </table:table-cell>
          <table:table-cell table:formula="of:=[.T69]" office:value-type="float" office:value="2.3">
            <text:p>2,3</text:p>
          </table:table-cell>
          <table:table-cell table:formula="of:=[.U69]" office:value-type="float" office:value="2.3">
            <text:p>2,3</text:p>
          </table:table-cell>
          <table:table-cell table:formula="of:=[.V69]" office:value-type="float" office:value="2.3">
            <text:p>2,3</text:p>
          </table:table-cell>
          <table:table-cell table:formula="of:=[.W69]" office:value-type="float" office:value="2.3">
            <text:p>2,3</text:p>
          </table:table-cell>
          <table:table-cell table:formula="of:=[.X69]" office:value-type="float" office:value="2.3">
            <text:p>2,3</text:p>
          </table:table-cell>
          <table:table-cell table:formula="of:=[.Y69]" office:value-type="float" office:value="2.3">
            <text:p>2,3</text:p>
          </table:table-cell>
          <table:table-cell table:formula="of:=[.Z69]" office:value-type="float" office:value="2.3">
            <text:p>2,3</text:p>
          </table:table-cell>
          <table:table-cell table:formula="of:=[.AA69]" office:value-type="float" office:value="2.3">
            <text:p>2,3</text:p>
          </table:table-cell>
          <table:table-cell table:formula="of:=[.AB69]" office:value-type="float" office:value="2.3">
            <text:p>2,3</text:p>
          </table:table-cell>
          <table:table-cell table:formula="of:=[.AC69]" office:value-type="float" office:value="2.3">
            <text:p>2,3</text:p>
          </table:table-cell>
          <table:table-cell table:formula="of:=[.AD69]" office:value-type="float" office:value="2.3">
            <text:p>2,3</text:p>
          </table:table-cell>
          <table:table-cell table:formula="of:=[.AE69]" office:value-type="float" office:value="2.3">
            <text:p>2,3</text:p>
          </table:table-cell>
          <table:table-cell table:formula="of:=[.AF69]" office:value-type="float" office:value="2.3">
            <text:p>2,3</text:p>
          </table:table-cell>
          <table:table-cell table:formula="of:=[.AG69]" office:value-type="float" office:value="2.3">
            <text:p>2,3</text:p>
          </table:table-cell>
          <table:table-cell table:number-columns-repeated="990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table:formula="of:=LEFT(UPPER(TEXT([.E55];&quot;jjj&quot;));[.$D70])" office:value-type="string" office:string-value="MAR">
            <text:p>MAR</text:p>
          </table:table-cell>
          <table:table-cell table:formula="of:=LEFT(UPPER(TEXT([.F55];&quot;jjj&quot;));[.$D70])" office:value-type="string" office:string-value="MER">
            <text:p>MER</text:p>
          </table:table-cell>
          <table:table-cell table:formula="of:=LEFT(UPPER(TEXT([.G55];&quot;jjj&quot;));[.$D70])" office:value-type="string" office:string-value="JEU">
            <text:p>JEU</text:p>
          </table:table-cell>
          <table:table-cell table:formula="of:=LEFT(UPPER(TEXT([.H55];&quot;jjj&quot;));[.$D70])" office:value-type="string" office:string-value="VEN">
            <text:p>VEN</text:p>
          </table:table-cell>
          <table:table-cell table:formula="of:=LEFT(UPPER(TEXT([.I55];&quot;jjj&quot;));[.$D70])" office:value-type="string" office:string-value="SAM">
            <text:p>SAM</text:p>
          </table:table-cell>
          <table:table-cell table:formula="of:=LEFT(UPPER(TEXT([.J55];&quot;jjj&quot;));[.$D70])" office:value-type="string" office:string-value="DIM">
            <text:p>DIM</text:p>
          </table:table-cell>
          <table:table-cell table:formula="of:=LEFT(UPPER(TEXT([.K55];&quot;jjj&quot;));[.$D70])" office:value-type="string" office:string-value="LUN">
            <text:p>LUN</text:p>
          </table:table-cell>
          <table:table-cell table:formula="of:=LEFT(UPPER(TEXT([.L55];&quot;jjj&quot;));[.$D70])" office:value-type="string" office:string-value="MAR">
            <text:p>MAR</text:p>
          </table:table-cell>
          <table:table-cell table:formula="of:=LEFT(UPPER(TEXT([.M55];&quot;jjj&quot;));[.$D70])" office:value-type="string" office:string-value="MER">
            <text:p>MER</text:p>
          </table:table-cell>
          <table:table-cell table:formula="of:=LEFT(UPPER(TEXT([.N55];&quot;jjj&quot;));[.$D70])" office:value-type="string" office:string-value="JEU">
            <text:p>JEU</text:p>
          </table:table-cell>
          <table:table-cell table:formula="of:=LEFT(UPPER(TEXT([.O55];&quot;jjj&quot;));[.$D70])" office:value-type="string" office:string-value="VEN">
            <text:p>VEN</text:p>
          </table:table-cell>
          <table:table-cell table:formula="of:=LEFT(UPPER(TEXT([.P55];&quot;jjj&quot;));[.$D70])" office:value-type="string" office:string-value="SAM">
            <text:p>SAM</text:p>
          </table:table-cell>
          <table:table-cell table:formula="of:=LEFT(UPPER(TEXT([.Q55];&quot;jjj&quot;));[.$D70])" office:value-type="string" office:string-value="DIM">
            <text:p>DIM</text:p>
          </table:table-cell>
          <table:table-cell table:formula="of:=LEFT(UPPER(TEXT([.R55];&quot;jjj&quot;));[.$D70])" office:value-type="string" office:string-value="LUN">
            <text:p>LUN</text:p>
          </table:table-cell>
          <table:table-cell table:formula="of:=LEFT(UPPER(TEXT([.S55];&quot;jjj&quot;));[.$D70])" office:value-type="string" office:string-value="MAR">
            <text:p>MAR</text:p>
          </table:table-cell>
          <table:table-cell table:formula="of:=LEFT(UPPER(TEXT([.T55];&quot;jjj&quot;));[.$D70])" office:value-type="string" office:string-value="MER">
            <text:p>MER</text:p>
          </table:table-cell>
          <table:table-cell table:formula="of:=LEFT(UPPER(TEXT([.U55];&quot;jjj&quot;));[.$D70])" office:value-type="string" office:string-value="JEU">
            <text:p>JEU</text:p>
          </table:table-cell>
          <table:table-cell table:formula="of:=LEFT(UPPER(TEXT([.V55];&quot;jjj&quot;));[.$D70])" office:value-type="string" office:string-value="VEN">
            <text:p>VEN</text:p>
          </table:table-cell>
          <table:table-cell table:formula="of:=LEFT(UPPER(TEXT([.W55];&quot;jjj&quot;));[.$D70])" office:value-type="string" office:string-value="SAM">
            <text:p>SAM</text:p>
          </table:table-cell>
          <table:table-cell table:formula="of:=LEFT(UPPER(TEXT([.X55];&quot;jjj&quot;));[.$D70])" office:value-type="string" office:string-value="DIM">
            <text:p>DIM</text:p>
          </table:table-cell>
          <table:table-cell table:formula="of:=LEFT(UPPER(TEXT([.Y55];&quot;jjj&quot;));[.$D70])" office:value-type="string" office:string-value="LUN">
            <text:p>LUN</text:p>
          </table:table-cell>
          <table:table-cell table:formula="of:=LEFT(UPPER(TEXT([.Z55];&quot;jjj&quot;));[.$D70])" office:value-type="string" office:string-value="MAR">
            <text:p>MAR</text:p>
          </table:table-cell>
          <table:table-cell table:formula="of:=LEFT(UPPER(TEXT([.AA55];&quot;jjj&quot;));[.$D70])" office:value-type="string" office:string-value="MER">
            <text:p>MER</text:p>
          </table:table-cell>
          <table:table-cell table:formula="of:=LEFT(UPPER(TEXT([.AB55];&quot;jjj&quot;));[.$D70])" office:value-type="string" office:string-value="JEU">
            <text:p>JEU</text:p>
          </table:table-cell>
          <table:table-cell table:formula="of:=LEFT(UPPER(TEXT([.AC55];&quot;jjj&quot;));[.$D70])" office:value-type="string" office:string-value="VEN">
            <text:p>VEN</text:p>
          </table:table-cell>
          <table:table-cell table:formula="of:=LEFT(UPPER(TEXT([.AD55];&quot;jjj&quot;));[.$D70])" office:value-type="string" office:string-value="SAM">
            <text:p>SAM</text:p>
          </table:table-cell>
          <table:table-cell table:formula="of:=LEFT(UPPER(TEXT([.AE55];&quot;jjj&quot;));[.$D70])" office:value-type="string" office:string-value="DIM">
            <text:p>DIM</text:p>
          </table:table-cell>
          <table:table-cell table:formula="of:=LEFT(UPPER(TEXT([.AF55];&quot;jjj&quot;));[.$D70])" office:value-type="string" office:string-value="LUN">
            <text:p>LUN</text:p>
          </table:table-cell>
          <table:table-cell table:formula="of:=LEFT(UPPER(TEXT([.AG55];&quot;jjj&quot;));[.$D70])" office:value-type="string" office:string-value="MAR">
            <text:p>MAR</text:p>
          </table:table-cell>
          <table:table-cell table:formula="of:=LEFT(UPPER(TEXT([.AH55];&quot;jjj&quot;));[.$D70])" office:value-type="string" office:string-value="MER">
            <text:p>MER</text:p>
          </table:table-cell>
          <table:table-cell table:number-columns-repeated="990"/>
        </table:table-row>
        <table:table-row table:style-name="ro5">
          <table:table-cell table:number-columns-repeated="4"/>
          <table:table-cell office:value-type="float" office:value="1.3">
            <text:p>1,3</text:p>
          </table:table-cell>
          <table:table-cell table:formula="of:=[.E71]" office:value-type="float" office:value="1.3">
            <text:p>1,3</text:p>
          </table:table-cell>
          <table:table-cell table:formula="of:=[.F71]" office:value-type="float" office:value="1.3">
            <text:p>1,3</text:p>
          </table:table-cell>
          <table:table-cell table:formula="of:=[.G71]" office:value-type="float" office:value="1.3">
            <text:p>1,3</text:p>
          </table:table-cell>
          <table:table-cell table:formula="of:=[.H71]" office:value-type="float" office:value="1.3">
            <text:p>1,3</text:p>
          </table:table-cell>
          <table:table-cell table:formula="of:=[.I71]" office:value-type="float" office:value="1.3">
            <text:p>1,3</text:p>
          </table:table-cell>
          <table:table-cell table:formula="of:=[.J71]" office:value-type="float" office:value="1.3">
            <text:p>1,3</text:p>
          </table:table-cell>
          <table:table-cell table:formula="of:=[.K71]" office:value-type="float" office:value="1.3">
            <text:p>1,3</text:p>
          </table:table-cell>
          <table:table-cell table:formula="of:=[.L71]" office:value-type="float" office:value="1.3">
            <text:p>1,3</text:p>
          </table:table-cell>
          <table:table-cell table:formula="of:=[.M71]" office:value-type="float" office:value="1.3">
            <text:p>1,3</text:p>
          </table:table-cell>
          <table:table-cell table:formula="of:=[.N71]" office:value-type="float" office:value="1.3">
            <text:p>1,3</text:p>
          </table:table-cell>
          <table:table-cell table:formula="of:=[.O71]" office:value-type="float" office:value="1.3">
            <text:p>1,3</text:p>
          </table:table-cell>
          <table:table-cell table:formula="of:=[.P71]" office:value-type="float" office:value="1.3">
            <text:p>1,3</text:p>
          </table:table-cell>
          <table:table-cell table:formula="of:=[.Q71]" office:value-type="float" office:value="1.3">
            <text:p>1,3</text:p>
          </table:table-cell>
          <table:table-cell table:formula="of:=[.R71]" office:value-type="float" office:value="1.3">
            <text:p>1,3</text:p>
          </table:table-cell>
          <table:table-cell table:formula="of:=[.S71]" office:value-type="float" office:value="1.3">
            <text:p>1,3</text:p>
          </table:table-cell>
          <table:table-cell table:formula="of:=[.T71]" office:value-type="float" office:value="1.3">
            <text:p>1,3</text:p>
          </table:table-cell>
          <table:table-cell table:formula="of:=[.U71]" office:value-type="float" office:value="1.3">
            <text:p>1,3</text:p>
          </table:table-cell>
          <table:table-cell table:formula="of:=[.V71]" office:value-type="float" office:value="1.3">
            <text:p>1,3</text:p>
          </table:table-cell>
          <table:table-cell table:formula="of:=[.W71]" office:value-type="float" office:value="1.3">
            <text:p>1,3</text:p>
          </table:table-cell>
          <table:table-cell table:formula="of:=[.X71]" office:value-type="float" office:value="1.3">
            <text:p>1,3</text:p>
          </table:table-cell>
          <table:table-cell table:formula="of:=[.Y71]" office:value-type="float" office:value="1.3">
            <text:p>1,3</text:p>
          </table:table-cell>
          <table:table-cell table:formula="of:=[.Z71]" office:value-type="float" office:value="1.3">
            <text:p>1,3</text:p>
          </table:table-cell>
          <table:table-cell table:formula="of:=[.AA71]" office:value-type="float" office:value="1.3">
            <text:p>1,3</text:p>
          </table:table-cell>
          <table:table-cell table:formula="of:=[.AB71]" office:value-type="float" office:value="1.3">
            <text:p>1,3</text:p>
          </table:table-cell>
          <table:table-cell table:formula="of:=[.AC71]" office:value-type="float" office:value="1.3">
            <text:p>1,3</text:p>
          </table:table-cell>
          <table:table-cell table:formula="of:=[.AD71]" office:value-type="float" office:value="1.3">
            <text:p>1,3</text:p>
          </table:table-cell>
          <table:table-cell table:formula="of:=[.AE71]" office:value-type="float" office:value="1.3">
            <text:p>1,3</text:p>
          </table:table-cell>
          <table:table-cell table:formula="of:=[.AF71]" office:value-type="float" office:value="1.3">
            <text:p>1,3</text:p>
          </table:table-cell>
          <table:table-cell table:formula="of:=[.AG71]" office:value-type="float" office:value="1.3">
            <text:p>1,3</text:p>
          </table:table-cell>
          <table:table-cell table:number-columns-repeated="990"/>
        </table:table-row>
        <table:table-row table:style-name="ro5">
          <table:table-cell table:number-columns-repeated="4"/>
          <table:table-cell table:formula="of:=TEXT([.E55];&quot;jj&quot;)" office:value-type="string" office:string-value="02">
            <text:p>02</text:p>
          </table:table-cell>
          <table:table-cell table:formula="of:=TEXT([.F55];&quot;jj&quot;)" office:value-type="string" office:string-value="03">
            <text:p>03</text:p>
          </table:table-cell>
          <table:table-cell table:formula="of:=TEXT([.G55];&quot;jj&quot;)" office:value-type="string" office:string-value="04">
            <text:p>04</text:p>
          </table:table-cell>
          <table:table-cell table:formula="of:=TEXT([.H55];&quot;jj&quot;)" office:value-type="string" office:string-value="05">
            <text:p>05</text:p>
          </table:table-cell>
          <table:table-cell table:formula="of:=TEXT([.I55];&quot;jj&quot;)" office:value-type="string" office:string-value="06">
            <text:p>06</text:p>
          </table:table-cell>
          <table:table-cell table:formula="of:=TEXT([.J55];&quot;jj&quot;)" office:value-type="string" office:string-value="07">
            <text:p>07</text:p>
          </table:table-cell>
          <table:table-cell table:formula="of:=TEXT([.K55];&quot;jj&quot;)" office:value-type="string" office:string-value="08">
            <text:p>08</text:p>
          </table:table-cell>
          <table:table-cell table:formula="of:=TEXT([.L55];&quot;jj&quot;)" office:value-type="string" office:string-value="09">
            <text:p>09</text:p>
          </table:table-cell>
          <table:table-cell table:formula="of:=TEXT([.M55];&quot;jj&quot;)" office:value-type="string" office:string-value="10">
            <text:p>10</text:p>
          </table:table-cell>
          <table:table-cell table:formula="of:=TEXT([.N55];&quot;jj&quot;)" office:value-type="string" office:string-value="11">
            <text:p>11</text:p>
          </table:table-cell>
          <table:table-cell table:formula="of:=TEXT([.O55];&quot;jj&quot;)" office:value-type="string" office:string-value="12">
            <text:p>12</text:p>
          </table:table-cell>
          <table:table-cell table:formula="of:=TEXT([.P55];&quot;jj&quot;)" office:value-type="string" office:string-value="13">
            <text:p>13</text:p>
          </table:table-cell>
          <table:table-cell table:formula="of:=TEXT([.Q55];&quot;jj&quot;)" office:value-type="string" office:string-value="14">
            <text:p>14</text:p>
          </table:table-cell>
          <table:table-cell table:formula="of:=TEXT([.R55];&quot;jj&quot;)" office:value-type="string" office:string-value="15">
            <text:p>15</text:p>
          </table:table-cell>
          <table:table-cell table:formula="of:=TEXT([.S55];&quot;jj&quot;)" office:value-type="string" office:string-value="16">
            <text:p>16</text:p>
          </table:table-cell>
          <table:table-cell table:formula="of:=TEXT([.T55];&quot;jj&quot;)" office:value-type="string" office:string-value="17">
            <text:p>17</text:p>
          </table:table-cell>
          <table:table-cell table:formula="of:=TEXT([.U55];&quot;jj&quot;)" office:value-type="string" office:string-value="18">
            <text:p>18</text:p>
          </table:table-cell>
          <table:table-cell table:formula="of:=TEXT([.V55];&quot;jj&quot;)" office:value-type="string" office:string-value="19">
            <text:p>19</text:p>
          </table:table-cell>
          <table:table-cell table:formula="of:=TEXT([.W55];&quot;jj&quot;)" office:value-type="string" office:string-value="20">
            <text:p>20</text:p>
          </table:table-cell>
          <table:table-cell table:formula="of:=TEXT([.X55];&quot;jj&quot;)" office:value-type="string" office:string-value="21">
            <text:p>21</text:p>
          </table:table-cell>
          <table:table-cell table:formula="of:=TEXT([.Y55];&quot;jj&quot;)" office:value-type="string" office:string-value="22">
            <text:p>22</text:p>
          </table:table-cell>
          <table:table-cell table:formula="of:=TEXT([.Z55];&quot;jj&quot;)" office:value-type="string" office:string-value="23">
            <text:p>23</text:p>
          </table:table-cell>
          <table:table-cell table:formula="of:=TEXT([.AA55];&quot;jj&quot;)" office:value-type="string" office:string-value="24">
            <text:p>24</text:p>
          </table:table-cell>
          <table:table-cell table:formula="of:=TEXT([.AB55];&quot;jj&quot;)" office:value-type="string" office:string-value="25">
            <text:p>25</text:p>
          </table:table-cell>
          <table:table-cell table:formula="of:=TEXT([.AC55];&quot;jj&quot;)" office:value-type="string" office:string-value="26">
            <text:p>26</text:p>
          </table:table-cell>
          <table:table-cell table:formula="of:=TEXT([.AD55];&quot;jj&quot;)" office:value-type="string" office:string-value="27">
            <text:p>27</text:p>
          </table:table-cell>
          <table:table-cell table:formula="of:=TEXT([.AE55];&quot;jj&quot;)" office:value-type="string" office:string-value="28">
            <text:p>28</text:p>
          </table:table-cell>
          <table:table-cell table:formula="of:=TEXT([.AF55];&quot;jj&quot;)" office:value-type="string" office:string-value="29">
            <text:p>29</text:p>
          </table:table-cell>
          <table:table-cell table:formula="of:=TEXT([.AG55];&quot;jj&quot;)" office:value-type="string" office:string-value="30">
            <text:p>30</text:p>
          </table:table-cell>
          <table:table-cell table:formula="of:=TEXT([.AH55];&quot;jj&quot;)" office:value-type="string" office:string-value="31">
            <text:p>31</text:p>
          </table:table-cell>
          <table:table-cell table:number-columns-repeated="990"/>
        </table:table-row>
        <table:table-row table:style-name="ro5" table:number-rows-repeated="1048503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expression table:name="CalcGrille" table:base-cell-address="$'Chronologie du projet'.$A$1" table:expression="iferror([$calculs.$A1]/SUMPRODUCT( (activités[id]=[$calculs.$C1])*(activités[début]&lt;=[$calculs.A$31])*((activités[fin]&gt;=[$calculs.A$31])+(LEN(activités[fin])=0)*(activités[début]=[$calculs.A$31])) );NA())"/>
        <table:named-range table:name="DateDébut" table:base-cell-address="$'Chronologie du projet'.$A$1" table:cell-range-address="$calculs.$D$28"/>
        <table:named-range table:name="FenêtreDateDébut" table:base-cell-address="$'Chronologie du projet'.$A$1" table:cell-range-address="$calculs.$D$25"/>
        <table:named-range table:name="FenêtreDécalage" table:base-cell-address="$'Chronologie du projet'.$A$1" table:cell-range-address="$calculs.$D$26"/>
        <table:named-range table:name="FenêtreJours" table:base-cell-address="$'Chronologie du projet'.$A$1" table:cell-range-address="$calculs.$D$29"/>
        <table:named-expression table:name="RailsJour" table:base-cell-address="$'Chronologie du projet'.$A$1" table:expression="FenêtreDateDébut+ROW([$'Chronologie du projet'.$A$1:.$AMJ$23])-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6">
      <number:day number:style="long"/>
      <number:text>-</number:text>
      <number:month number:textual="true"/>
    </number:date-style>
    <number:date-style style:name="N107">
      <number:month number:textual="true"/>
      <number:text> </number:text>
      <number:year number:style="long"/>
    </number:date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37464d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0.635cm" fo:margin-right="0.635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1">11/01/2015</text:date>, <text:time>19:3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ronologie_20_du_20_projet" style:display-name="PageStyle_Chronologie du pro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s" style:display-name="PageStyle_calcu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1T19:33:11.30</dc:date>
    <dc:creator>Hajar Benaddi</dc:creator>
    <meta:document-statistic meta:table-count="2" meta:cell-count="1100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3" style:family="chart" style:data-style-name="N3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0">
      <style:chart-properties chart:symbol-type="automatic" chart:symbol-width="0.176cm" chart:symbol-height="0.176cm"/>
      <style:graphic-properties svg:stroke-width="0.538cm" svg:stroke-color="#fff49a" draw:fill-color="#fff49a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176cm" chart:symbol-height="0.176cm"/>
      <style:graphic-properties svg:stroke-width="0.079cm" svg:stroke-color="#b03d56" draw:fill-color="#b03d56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6cm" chart:symbol-height="0.176cm"/>
      <style:graphic-properties svg:stroke-width="0.079cm" svg:stroke-color="#e15f2e" draw:fill-color="#e15f2e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6cm" chart:symbol-height="0.176cm"/>
      <style:graphic-properties svg:stroke-width="0.079cm" svg:stroke-color="#0594b1" draw:fill-color="#0594b1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/>
      <style:graphic-properties svg:stroke-width="0.079cm" svg:stroke-color="#86b762" draw:fill-color="#86b762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/>
      <style:graphic-properties svg:stroke-width="0.079cm" svg:stroke-color="#7c5b8d" draw:fill-color="#7c5b8d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/>
      <style:graphic-properties svg:stroke-width="0.079cm" svg:stroke-color="#cd4965" draw:fill-color="#cd4965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6cm" chart:symbol-height="0.176cm"/>
      <style:graphic-properties svg:stroke-width="0.079cm" svg:stroke-color="#06a7c7" draw:fill-color="#06a7c7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6cm" chart:symbol-height="0.176cm"/>
      <style:graphic-properties svg:stroke-width="0.079cm" svg:stroke-color="#8b679f" draw:fill-color="#8b679f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6cm" chart:symbol-height="0.176cm"/>
      <style:graphic-properties svg:stroke-width="0.079cm" svg:stroke-color="#e75272" draw:fill-color="#e75272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6cm" chart:symbol-height="0.176cm"/>
      <style:graphic-properties svg:stroke-width="0.079cm" svg:stroke-color="#fb9b86" draw:fill-color="#fb9b86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176cm" chart:symbol-height="0.176cm"/>
      <style:graphic-properties svg:stroke-width="0.635cm" svg:stroke-color="#9bd174" draw:fill-color="#9bd174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176cm" chart:symbol-height="0.176cm"/>
      <style:graphic-properties svg:stroke-width="0.635cm" svg:stroke-color="#0ca8c7" draw:fill-color="#0ca8c7"/>
      <style:text-properties fo:font-size="10pt" style:font-size-asian="10pt" style:font-size-complex="10pt"/>
    </style:style>
    <style:style style:name="ch18" style:family="chart" style:data-style-name="N0">
      <style:chart-properties chart:symbol-type="automatic" chart:symbol-width="0.176cm" chart:symbol-height="0.176cm"/>
      <style:graphic-properties svg:stroke-width="0.079cm" svg:stroke-color="#ad99b9" draw:fill-color="#ad99b9"/>
      <style:text-properties fo:font-size="10pt" style:font-size-asian="10pt" style:font-size-complex="10pt"/>
    </style:style>
    <style:style style:name="ch19" style:family="chart" style:data-style-name="N0">
      <style:chart-properties chart:symbol-type="automatic" chart:symbol-width="0.176cm" chart:symbol-height="0.176cm"/>
      <style:graphic-properties svg:stroke-width="0.582cm" svg:stroke-color="#fced8f" draw:fill-color="#fced8f"/>
      <style:text-properties fo:font-size="10pt" style:font-size-asian="10pt" style:font-size-complex="10pt"/>
    </style:style>
    <style:style style:name="ch20" style:family="chart" style:data-style-name="N0">
      <style:chart-properties chart:symbol-type="automatic" chart:symbol-width="0.176cm" chart:symbol-height="0.176cm"/>
      <style:graphic-properties svg:stroke-width="0.044cm" svg:stroke-color="#37464d" draw:fill-color="#37464d"/>
      <style:text-properties fo:font-size="10pt" style:font-size-asian="10pt" style:font-size-complex="10pt"/>
    </style:style>
    <style:style style:name="ch21" style:family="chart" style:data-style-name="N0">
      <style:chart-properties chart:symbol-type="automatic" chart:symbol-width="0.176cm" chart:symbol-height="0.176cm"/>
      <style:graphic-properties draw:stroke="none"/>
      <style:text-properties fo:font-size="10pt" style:font-size-asian="10pt" style:font-size-complex="10pt"/>
    </style:style>
    <style:style style:name="ch22" style:family="chart">
      <style:graphic-properties draw:fill="solid" draw:fill-color="#ffffff"/>
    </style:style>
    <style:style style:name="ch23" style:family="chart">
      <style:graphic-properties draw:fill-color="#d9d9d9"/>
    </style:style>
  </office:automatic-styles>
  <office:body>
    <office:chart>
      <chart:chart svg:width="25.695cm" svg:height="9.011cm" xlink:href=".." xlink:type="simple" chart:class="chart:line" chart:row-mapping="0 1 2 3 4 5 6 7 8 10 12 15 14 11 13" chart:style-name="ch1">
        <chart:plot-area chart:style-name="ch2" table:cell-range-address="calculs.E31:calculs.AH40 calculs.B32:calculs.B40 calculs.D44:calculs.AH52 calculs.E56:calculs.AH56 calculs.D58:calculs.AH59 calculs.D61:calculs.AH62 calculs.D65:calculs.AH66 calculs.E71:calculs.AH71 calculs.E69:calculs.AH69" chart:data-source-has-labels="both" svg:x="0.963cm" svg:y="0.855cm" svg:width="23.706cm" svg:height="7.556cm">
          <chartooo:coordinate-region svg:x="0.963cm" svg:y="0.855cm" svg:width="23.706cm" svg:height="7.556cm"/>
          <chart:axis chart:dimension="x" chart:name="primary-x" chart:style-name="ch3" chartooo:axis-type="auto">
            <chartooo:date-scale/>
            <chart:categories table:cell-range-address="calculs.E31:calculs.AH31"/>
          </chart:axis>
          <chart:axis chart:dimension="y" chart:name="primary-y" chart:style-name="ch4"/>
          <chart:series chart:style-name="ch5" chart:values-cell-range-address="calculs.E32:calculs.AH32" chart:label-cell-address="calculs.B32:calculs.B32" chart:class="chart:line">
            <chart:data-point chart:repeated="30"/>
          </chart:series>
          <chart:series chart:style-name="ch6" chart:values-cell-range-address="calculs.E44:calculs.AH44" chart:label-cell-address="calculs.D44:calculs.D44" chart:class="chart:line">
            <chart:data-point chart:repeated="30"/>
          </chart:series>
          <chart:series chart:style-name="ch5" chart:values-cell-range-address="calculs.E33:calculs.AH33" chart:label-cell-address="calculs.B33:calculs.B33" chart:class="chart:line">
            <chart:data-point chart:repeated="30"/>
          </chart:series>
          <chart:series chart:style-name="ch7" chart:values-cell-range-address="calculs.E45:calculs.AH45" chart:label-cell-address="calculs.D45:calculs.D45" chart:class="chart:line">
            <chart:data-point chart:repeated="30"/>
          </chart:series>
          <chart:series chart:style-name="ch5" chart:values-cell-range-address="calculs.E34:calculs.AH34" chart:label-cell-address="calculs.B34:calculs.B34" chart:class="chart:line">
            <chart:data-point chart:repeated="30"/>
          </chart:series>
          <chart:series chart:style-name="ch8" chart:values-cell-range-address="calculs.E46:calculs.AH46" chart:label-cell-address="calculs.D46:calculs.D46" chart:class="chart:line">
            <chart:data-point chart:repeated="30"/>
          </chart:series>
          <chart:series chart:style-name="ch5" chart:values-cell-range-address="calculs.E35:calculs.AH35" chart:label-cell-address="calculs.B35:calculs.B35" chart:class="chart:line">
            <chart:data-point chart:repeated="30"/>
          </chart:series>
          <chart:series chart:style-name="ch9" chart:values-cell-range-address="calculs.E47:calculs.AH47" chart:label-cell-address="calculs.D47:calculs.D47" chart:class="chart:line">
            <chart:data-point chart:repeated="30"/>
          </chart:series>
          <chart:series chart:style-name="ch5" chart:values-cell-range-address="calculs.E36:calculs.AH36" chart:label-cell-address="calculs.B36:calculs.B36" chart:class="chart:line">
            <chart:data-point chart:repeated="30"/>
          </chart:series>
          <chart:series chart:style-name="ch10" chart:values-cell-range-address="calculs.E48:calculs.AH48" chart:label-cell-address="calculs.D48:calculs.D48" chart:class="chart:line">
            <chart:data-point chart:repeated="30"/>
          </chart:series>
          <chart:series chart:style-name="ch5" chart:values-cell-range-address="calculs.E37:calculs.AH37" chart:label-cell-address="calculs.B37:calculs.B37" chart:class="chart:line">
            <chart:data-point chart:repeated="30"/>
          </chart:series>
          <chart:series chart:style-name="ch11" chart:values-cell-range-address="calculs.E49:calculs.AH49" chart:label-cell-address="calculs.D49:calculs.D49" chart:class="chart:line">
            <chart:data-point chart:repeated="30"/>
          </chart:series>
          <chart:series chart:style-name="ch5" chart:values-cell-range-address="calculs.E38:calculs.AH38" chart:label-cell-address="calculs.B38:calculs.B38" chart:class="chart:line">
            <chart:data-point chart:repeated="30"/>
          </chart:series>
          <chart:series chart:style-name="ch12" chart:values-cell-range-address="calculs.E50:calculs.AH50" chart:label-cell-address="calculs.D50:calculs.D50" chart:class="chart:line">
            <chart:data-point chart:repeated="30"/>
          </chart:series>
          <chart:series chart:style-name="ch5" chart:values-cell-range-address="calculs.E39:calculs.AH39" chart:label-cell-address="calculs.B39:calculs.B39" chart:class="chart:line">
            <chart:data-point chart:repeated="30"/>
          </chart:series>
          <chart:series chart:style-name="ch13" chart:values-cell-range-address="calculs.E51:calculs.AH51" chart:label-cell-address="calculs.D51:calculs.D51" chart:class="chart:line">
            <chart:data-point chart:repeated="30"/>
          </chart:series>
          <chart:series chart:style-name="ch5" chart:values-cell-range-address="calculs.E40:calculs.AH40" chart:label-cell-address="calculs.B40:calculs.B40" chart:class="chart:line">
            <chart:data-point chart:repeated="30"/>
          </chart:series>
          <chart:series chart:style-name="ch14" chart:values-cell-range-address="calculs.E52:calculs.AH52" chart:label-cell-address="calculs.D52:calculs.D52" chart:class="chart:line">
            <chart:data-point chart:repeated="30"/>
          </chart:series>
          <chart:series chart:style-name="ch15" chart:values-cell-range-address="calculs.E56:calculs.AH56" chart:class="chart:line">
            <chart:data-point chart:repeated="30"/>
          </chart:series>
          <chart:series chart:style-name="ch16" chart:values-cell-range-address="calculs.E58:calculs.AH58" chart:label-cell-address="calculs.D58:calculs.D58" chart:class="chart:line">
            <chart:data-point chart:repeated="30"/>
          </chart:series>
          <chart:series chart:style-name="ch17" chart:values-cell-range-address="calculs.E61:calculs.AH61" chart:label-cell-address="calculs.D61:calculs.D61" chart:class="chart:line">
            <chart:data-point chart:repeated="30"/>
          </chart:series>
          <chart:series chart:style-name="ch18" chart:values-cell-range-address="calculs.E66:calculs.AH66" chart:label-cell-address="calculs.D66:calculs.D66" chart:class="chart:line">
            <chart:data-point chart:repeated="30"/>
          </chart:series>
          <chart:series chart:style-name="ch19" chart:values-cell-range-address="calculs.E65:calculs.AH65" chart:label-cell-address="calculs.D65:calculs.D65" chart:class="chart:line">
            <chart:data-point chart:repeated="30"/>
          </chart:series>
          <chart:series chart:style-name="ch20" chart:values-cell-range-address="calculs.E71:calculs.AH71" chart:class="chart:line">
            <chart:data-point chart:repeated="30"/>
          </chart:series>
          <chart:series chart:style-name="ch21" chart:values-cell-range-address="calculs.E69:calculs.AH69" chart:class="chart:line">
            <chart:data-point chart:repeated="30"/>
          </chart:series>
          <chart:series chart:style-name="ch16" chart:values-cell-range-address="calculs.E59:calculs.AH59" chart:label-cell-address="calculs.D59:calculs.D59" chart:class="chart:line">
            <chart:data-point chart:repeated="30"/>
          </chart:series>
          <chart:series chart:style-name="ch17" chart:values-cell-range-address="calculs.E62:calculs.AH62" chart:label-cell-address="calculs.D62:calculs.D62" chart:class="chart:line">
            <chart:data-point chart:repeated="3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float" office:value="41975">
                <text:p>41980</text:p>
                <draw:g>
                  <svg:desc>calculs.E31:calculs.AH31</svg:desc>
                </draw:g>
              </table:table-cell>
              <table:table-cell office:value-type="float" office:value="41976">
                <text:p>41980</text:p>
              </table:table-cell>
              <table:table-cell office:value-type="float" office:value="41977">
                <text:p>41980</text:p>
              </table:table-cell>
              <table:table-cell office:value-type="float" office:value="41978">
                <text:p>41980</text:p>
              </table:table-cell>
              <table:table-cell office:value-type="float" office:value="41979">
                <text:p>41980</text:p>
              </table:table-cell>
              <table:table-cell office:value-type="float" office:value="41980">
                <text:p>41980</text:p>
              </table:table-cell>
              <table:table-cell office:value-type="float" office:value="41981">
                <text:p>41980</text:p>
              </table:table-cell>
              <table:table-cell office:value-type="float" office:value="41982">
                <text:p>41980</text:p>
              </table:table-cell>
              <table:table-cell office:value-type="float" office:value="41983">
                <text:p>41980</text:p>
              </table:table-cell>
              <table:table-cell office:value-type="float" office:value="41984">
                <text:p>41980</text:p>
              </table:table-cell>
              <table:table-cell office:value-type="float" office:value="41985">
                <text:p>41990</text:p>
              </table:table-cell>
              <table:table-cell office:value-type="float" office:value="41986">
                <text:p>41990</text:p>
              </table:table-cell>
              <table:table-cell office:value-type="float" office:value="41987">
                <text:p>41990</text:p>
              </table:table-cell>
              <table:table-cell office:value-type="float" office:value="41988">
                <text:p>41990</text:p>
              </table:table-cell>
              <table:table-cell office:value-type="float" office:value="41989">
                <text:p>41990</text:p>
              </table:table-cell>
              <table:table-cell office:value-type="float" office:value="41990">
                <text:p>41990</text:p>
              </table:table-cell>
              <table:table-cell office:value-type="float" office:value="41991">
                <text:p>41990</text:p>
              </table:table-cell>
              <table:table-cell office:value-type="float" office:value="41992">
                <text:p>41990</text:p>
              </table:table-cell>
              <table:table-cell office:value-type="float" office:value="41993">
                <text:p>41990</text:p>
              </table:table-cell>
              <table:table-cell office:value-type="float" office:value="41994">
                <text:p>41990</text:p>
              </table:table-cell>
              <table:table-cell office:value-type="float" office:value="41995">
                <text:p>42000</text:p>
              </table:table-cell>
              <table:table-cell office:value-type="float" office:value="41996">
                <text:p>42000</text:p>
              </table:table-cell>
              <table:table-cell office:value-type="float" office:value="41997">
                <text:p>42000</text:p>
              </table:table-cell>
              <table:table-cell office:value-type="float" office:value="41998">
                <text:p>42000</text:p>
              </table:table-cell>
              <table:table-cell office:value-type="float" office:value="41999">
                <text:p>42000</text:p>
              </table:table-cell>
              <table:table-cell office:value-type="float" office:value="42000">
                <text:p>42000</text:p>
              </table:table-cell>
              <table:table-cell office:value-type="float" office:value="42001">
                <text:p>42000</text:p>
              </table:table-cell>
              <table:table-cell office:value-type="float" office:value="42002">
                <text:p>42000</text:p>
              </table:table-cell>
              <table:table-cell office:value-type="float" office:value="42003">
                <text:p>42000</text:p>
              </table:table-cell>
              <table:table-cell office:value-type="float" office:value="42004">
                <text:p>42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calculs.B32:calculs.B32</svg:desc>
                </draw:g>
              </table:table-cell>
              <table:table-cell office:value-type="float" office:value="NaN">
                <text:p>NaN</text:p>
                <draw:g>
                  <svg:desc>calculs.E32:calculs.AH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calculs.D44:calculs.D44</svg:desc>
                </draw:g>
              </table:table-cell>
              <table:table-cell office:value-type="float" office:value="NaN">
                <text:p>NaN</text:p>
                <draw:g>
                  <svg:desc>calculs.E44:calculs.AH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calculs.B33:calculs.B33</svg:desc>
                </draw:g>
              </table:table-cell>
              <table:table-cell office:value-type="float" office:value="NaN">
                <text:p>NaN</text:p>
                <draw:g>
                  <svg:desc>calculs.E33:calculs.AH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calculs.D45:calculs.D45</svg:desc>
                </draw:g>
              </table:table-cell>
              <table:table-cell office:value-type="float" office:value="NaN">
                <text:p>NaN</text:p>
                <draw:g>
                  <svg:desc>calculs.E45:calculs.AH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calculs.B34:calculs.B34</svg:desc>
                </draw:g>
              </table:table-cell>
              <table:table-cell office:value-type="float" office:value="NaN">
                <text:p>NaN</text:p>
                <draw:g>
                  <svg:desc>calculs.E34:calculs.AH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calculs.D46:calculs.D46</svg:desc>
                </draw:g>
              </table:table-cell>
              <table:table-cell office:value-type="float" office:value="NaN">
                <text:p>NaN</text:p>
                <draw:g>
                  <svg:desc>calculs.E46:calculs.AH4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calculs.B35:calculs.B35</svg:desc>
                </draw:g>
              </table:table-cell>
              <table:table-cell office:value-type="float" office:value="NaN">
                <text:p>NaN</text:p>
                <draw:g>
                  <svg:desc>calculs.E35:calculs.AH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calculs.D47:calculs.D47</svg:desc>
                </draw:g>
              </table:table-cell>
              <table:table-cell office:value-type="float" office:value="NaN">
                <text:p>NaN</text:p>
                <draw:g>
                  <svg:desc>calculs.E47:calculs.AH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calculs.B36:calculs.B36</svg:desc>
                </draw:g>
              </table:table-cell>
              <table:table-cell office:value-type="float" office:value="NaN">
                <text:p>NaN</text:p>
                <draw:g>
                  <svg:desc>calculs.E36:calculs.AH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calculs.D48:calculs.D48</svg:desc>
                </draw:g>
              </table:table-cell>
              <table:table-cell office:value-type="float" office:value="NaN">
                <text:p>NaN</text:p>
                <draw:g>
                  <svg:desc>calculs.E48:calculs.AH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calculs.B37:calculs.B37</svg:desc>
                </draw:g>
              </table:table-cell>
              <table:table-cell office:value-type="float" office:value="NaN">
                <text:p>NaN</text:p>
                <draw:g>
                  <svg:desc>calculs.E37:calculs.AH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calculs.D49:calculs.D49</svg:desc>
                </draw:g>
              </table:table-cell>
              <table:table-cell office:value-type="float" office:value="NaN">
                <text:p>NaN</text:p>
                <draw:g>
                  <svg:desc>calculs.E49:calculs.AH4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calculs.B38:calculs.B38</svg:desc>
                </draw:g>
              </table:table-cell>
              <table:table-cell office:value-type="float" office:value="NaN">
                <text:p>NaN</text:p>
                <draw:g>
                  <svg:desc>calculs.E38:calculs.AH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calculs.D50:calculs.D50</svg:desc>
                </draw:g>
              </table:table-cell>
              <table:table-cell office:value-type="float" office:value="NaN">
                <text:p>NaN</text:p>
                <draw:g>
                  <svg:desc>calculs.E50:calculs.AH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calculs.B39:calculs.B39</svg:desc>
                </draw:g>
              </table:table-cell>
              <table:table-cell office:value-type="float" office:value="NaN">
                <text:p>NaN</text:p>
                <draw:g>
                  <svg:desc>calculs.E39:calculs.AH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calculs.D51:calculs.D51</svg:desc>
                </draw:g>
              </table:table-cell>
              <table:table-cell office:value-type="float" office:value="NaN">
                <text:p>NaN</text:p>
                <draw:g>
                  <svg:desc>calculs.E51:calculs.AH5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draw:g>
                  <svg:desc>calculs.B40:calculs.B40</svg:desc>
                </draw:g>
              </table:table-cell>
              <table:table-cell office:value-type="float" office:value="NaN">
                <text:p>NaN</text:p>
                <draw:g>
                  <svg:desc>calculs.E40:calculs.AH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calculs.D52:calculs.D52</svg:desc>
                </draw:g>
              </table:table-cell>
              <table:table-cell office:value-type="float" office:value="NaN">
                <text:p>NaN</text:p>
                <draw:g>
                  <svg:desc>calculs.E52:calculs.AH5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gne 5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calculs.E56:calculs.AH5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éc. 2014</text:p>
                <draw:g>
                  <svg:desc>calculs.D58:calculs.D58</svg:desc>
                </draw:g>
              </table:table-cell>
              <table:table-cell office:value-type="float" office:value="0.5">
                <text:p>0.5</text:p>
                <draw:g>
                  <svg:desc>calculs.E58:calculs.AH58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janv. 2015</text:p>
                <draw:g>
                  <svg:desc>calculs.D61:calculs.D61</svg:desc>
                </draw:g>
              </table:table-cell>
              <table:table-cell office:value-type="float" office:value="NaN">
                <text:p>NaN</text:p>
                <draw:g>
                  <svg:desc>calculs.E61:calculs.AH6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v. 2015</text:p>
                <draw:g>
                  <svg:desc>calculs.D66:calculs.D66</svg:desc>
                </draw:g>
              </table:table-cell>
              <table:table-cell office:value-type="float" office:value="NaN">
                <text:p>NaN</text:p>
                <draw:g>
                  <svg:desc>calculs.E66:calculs.AH6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éc. 2014</text:p>
                <draw:g>
                  <svg:desc>calculs.D65:calculs.D65</svg:desc>
                </draw:g>
              </table:table-cell>
              <table:table-cell office:value-type="float" office:value="0.5">
                <text:p>0.5</text:p>
                <draw:g>
                  <svg:desc>calculs.E65:calculs.AH6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gne 71</text:p>
                <draw:g>
                  <svg:desc/>
                </draw:g>
              </table:table-cell>
              <table:table-cell office:value-type="float" office:value="1.3">
                <text:p>1.3</text:p>
                <draw:g>
                  <svg:desc>calculs.E71:calculs.AH71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Ligne 69</text:p>
                <draw:g>
                  <svg:desc/>
                </draw:g>
              </table:table-cell>
              <table:table-cell office:value-type="float" office:value="2.3">
                <text:p>2.3</text:p>
                <draw:g>
                  <svg:desc>calculs.E69:calculs.AH69</svg:desc>
                </draw:g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déc. 2014 -Bande supérieure</text:p>
                <draw:g>
                  <svg:desc>calculs.D59:calculs.D59</svg:desc>
                </draw:g>
              </table:table-cell>
              <table:table-cell office:value-type="float" office:value="13">
                <text:p>13</text:p>
                <draw:g>
                  <svg:desc>calculs.E59:calculs.AH59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janv. 2015 -Bande supérieure</text:p>
                <draw:g>
                  <svg:desc>calculs.D62:calculs.D62</svg:desc>
                </draw:g>
              </table:table-cell>
              <table:table-cell office:value-type="float" office:value="NaN">
                <text:p>NaN</text:p>
                <draw:g>
                  <svg:desc>calculs.E62:calculs.AH6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